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style:font-face style:name="rem" svg:font-family="rem, 'Google Sans Text', 'Google Sans', sans-serif"/>
  </office:font-face-decls>
  <office:automatic-styles>
    <style:style style:name="P1" style:family="paragraph" style:parent-style-name="Standard">
      <style:paragraph-properties fo:margin-left="0cm" fo:margin-right="0cm" fo:line-height="150%" fo:text-indent="0cm" style:auto-text-indent="false"/>
      <style:text-properties fo:font-variant="normal" fo:text-transform="none" fo:color="#000000" loext:opacity="100%" fo:letter-spacing="normal" style:font-name-complex="rem" style:font-size-complex="10.5pt" style:font-style-complex="normal" style:font-weight-complex="normal" loext:padding="0cm" loext:border="none"/>
    </style:style>
    <style:style style:name="P2" style:family="paragraph" style:parent-style-name="Standard">
      <style:paragraph-properties fo:margin-left="0cm" fo:margin-right="0cm" fo:line-height="150%" fo:text-indent="0cm" style:auto-text-indent="false"/>
      <style:text-properties fo:font-variant="normal" fo:text-transform="none" fo:color="#000000" loext:opacity="100%" fo:letter-spacing="normal" loext:padding="0cm" loext:border="none"/>
    </style:style>
    <style:style style:name="P3" style:family="paragraph" style:parent-style-name="Standard">
      <style:paragraph-properties fo:margin-left="0cm" fo:margin-right="0cm" fo:text-indent="0cm" style:auto-text-indent="false"/>
      <style:text-properties fo:color="#000000" loext:opacity="100%"/>
    </style:style>
    <style:style style:name="P4" style:family="paragraph" style:parent-style-name="Standard">
      <style:text-properties fo:color="#000000" loext:opacity="100%"/>
    </style:style>
    <style:style style:name="T1" style:family="text">
      <style:text-properties style:font-name-complex="rem" style:font-size-complex="10.5pt" style:font-style-complex="normal" style:font-weight-complex="normal"/>
    </style:style>
    <style:style style:name="T2" style:family="text">
      <style:text-properties style:font-name="rem" fo:font-size="10.5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ספונטר כזה גם אתה יודע שהוא ככה</text:p>
      <text:p text:style-name="P1">הנה</text:p>
      <text:p text:style-name="P1">של סתכלות</text:p>
      <text:p text:style-name="P1">כן בסך הכל כשאנחנו מדברנו על הפקיעה הילדית דיברנו על כל מותמע שמול היה שיעור שדיברנו על זה הרבה מאוד ועשינו כל מיני רזולוציות על זה אבל זה אולי שווה לדבר על זה הבור והמונח הזה שקראנו לו מצדה שהוא מכיל בתוכו אינסוף זה בסך הכל מיתוג של רעיון ש</text:p>
      <text:p text:style-name="P1">כן א בסך הכל ניתוק של רעיון אה שתת המודע הטוב המתיב בעיקרון הכוונה החיובית אומר מה שקרה עובד במזבל בעבורי ואני לא מוכן לסיק יותר</text:p>
      <text:p text:style-name="P1">אני חושב ואמרתי את זה במפש הקודם שהסקרנות שלנו הבסיסית לא להרפות שאנחנו לא מבינים את הפחד המקורי אה היא חשובה יו אלפ כך חשוב</text:p>
      <text:p text:style-name="P2"><text:span text:style-name="T1">הנה ההבנה שלנו שיש חלק בפנימיות שהוא כאילו אוטונומי הוא נפרד זה גם משהו חשוב כאילו אנחנו אנחנו צריכים להבין בפגישה שכל הזמן מדברים איתנו שני אנשים</text:span><text:span text:style-name="T2">, </text:span><text:span text:style-name="T1">אחד שלא מבין מה העולם רוצה ממנו ולמה קורה לו</text:span><text:span text:style-name="T2">, </text:span><text:span text:style-name="T1">מה קורה לו</text:span><text:span text:style-name="T2">, </text:span><text:span text:style-name="T1">ואיך הגענו עדו</text:span><text:span text:style-name="T2">, </text:span><text:span text:style-name="T1">ולמה הוא מתעצבן ולמה הוא תקוע</text:span><text:span text:style-name="T2">. </text:span><text:span text:style-name="T1">והשני שיודע יפה מאוד מה הוא עושה</text:span><text:span text:style-name="T2">. </text:span><text:span text:style-name="T1">פשוט להבין שאנחנו מדברים כאילו שתי תודעות ואחד הדברים שמאוד מאוד ניסינו לכם אותכם פה ולדעת לזהות עם איזה ממרים</text:span><text:span text:style-name="T2">. </text:span><text:span text:style-name="T1">אני חושב שזה משהו שאתם תפקרו אותו</text:span><text:span text:style-name="T2">. </text:span><text:span text:style-name="T1">זה לא משהו שאני ידעתי להגיד אותו לפני שהחרתי ללמד את ה אני חושב הסדנה הקודמת הה היה אינטואיטיבי אבל אחרי שלימדתי את זה זה פתאום אה יותר ברור לי יותר מהר אני מזהה אם זה הקול הזה או הכל הזה</text:span><text:span text:style-name="T2">. </text:span><text:span text:style-name="T1">וחשוב לנו להבין עכשיו רוצה רגע שתכתבו עוד משהו</text:span><text:span text:style-name="T2">. </text:span><text:span text:style-name="T1">אתמול היה לי ניסוח לא רע למה משניסינו לדבר עליו</text:span><text:span text:style-name="T2">, </text:span><text:span text:style-name="T1">ניסינו לדבר על קול של המים</text:span><text:span text:style-name="T2">, </text:span><text:span text:style-name="T1">של התודעה אתם זוכרים צריך למצוא לזה שם</text:span></text:p>
      <text:p text:style-name="P1">אז אתמול איזה שיעור היה פעם קודמת אין לי חיים במפש מדי פעם בתוך השיח אתם תשמעו אמירה כוללנית א שקשורה בזמן ומקום</text:p>
      <text:p text:style-name="P1">סיום</text:p>
      <text:p text:style-name="P1">אבל התקיפה גם שהיא משוחררת מזמן המקוםסטמנט בזה</text:p>
      <text:p text:style-name="P1">הסטמסטייטמנט של עבודה</text:p>
      <text:p text:style-name="P1">שדיברת למצוא לזה שם קצת יותר טוב</text:p>
      <text:p text:style-name="P1">בעברית</text:p>
      <text:p text:style-name="P1">כן</text:p>
      <text:p text:style-name="P2"><text:span text:style-name="T1">הצרה לי ההצרה התודעתית</text:span><text:span text:style-name="T2">, </text:span><text:span text:style-name="T1">הסיומה התודעתית נאמרת כשהיא מחוברת לזמן ומקום</text:span><text:span text:style-name="T2">. </text:span><text:span text:style-name="T1">הוא מספר לך סיפור</text:span><text:span text:style-name="T2">, </text:span><text:span text:style-name="T1">אומר</text:span><text:span text:style-name="T2">, "</text:span><text:span text:style-name="T1">חכה</text:span><text:span text:style-name="T2">, </text:span><text:span text:style-name="T1">אי אפשר לסמוך על הבן אדם הזה</text:span><text:span text:style-name="T2">, </text:span><text:span text:style-name="T1">אבל אתה מרגיש שהיא תקפה גם אם אתה מנתק אותה מזמן במקום</text:span><text:span text:style-name="T2">. </text:span><text:span text:style-name="T1">אתם מבינים מה</text:span><text:span text:style-name="T2">? </text:span><text:span text:style-name="T1">אני מנסה לעבור לגשה של שמהחיים כזה</text:span><text:span text:style-name="T2">, </text:span><text:span text:style-name="T1">זה משהו שמדווה אותם</text:span><text:span text:style-name="T2">. </text:span><text:span text:style-name="T1">זה לא עכשיו קשור לזה</text:span><text:span text:style-name="T2">. </text:span><text:span text:style-name="T1">עכשיו רוצה לעוד או</text:span></text:p>
      <text:p text:style-name="P2"><text:span text:style-name="T1">יש רגע שהאדם ששכם ממפיע אמירה</text:span><text:span text:style-name="T2">, </text:span><text:span text:style-name="T1">הוא מביע כך קונקרט</text:span><text:span text:style-name="T2">. </text:span><text:span text:style-name="T1">קשר לאירוע על זמן ומקום שמתרחש ואתה קולט שזו אמירה של המים רוכבית נותק מהזמן למקום</text:span></text:p>
      <text:p text:style-name="P1">אני חייבת לסמוך רק על עצמי</text:p>
      <text:p text:style-name="P1">כן</text:p>
      <text:p text:style-name="P1">היא מותפעת בבן אדם היא חתימה כאילו זה חתימה שלוכן</text:p>
      <text:p text:style-name="P1">חתימה אבל חתימה כזאת שאי אפשר לשמר זה חלק ממנו</text:p>
      <text:p text:style-name="P2"><text:span text:style-name="T1">כןכס </text:span><text:span text:style-name="T2">stand alone </text:span><text:span text:style-name="T1">הבן אדם לא קולט שהיאס </text:span><text:span text:style-name="T2">stand alone </text:span><text:span text:style-name="T1">הוא חושב שהוא משייך אותה לאירוע זה כמו שאמרתי זה אותו בחורנו אמר לי מה זאת אומרת מדורי דורות זה ככה מדורי דורות זה מירה של מך</text:span></text:p>
      <text:p text:style-name="P1"><text:soft-page-break/>הכי גרוע זה להתחיל ולא לסיים בדיוק</text:p>
      <text:p text:style-name="P1">הכי גרוע מה מישהו אמר לי היום בסדר זוכר זה כזאת שקודת שהיא היא חיה</text:p>
      <text:p text:style-name="P1">מה אתה עושה עם זה אז מישהו אומר לך משהו כזה</text:p>
      <text:p text:style-name="P1">אוקיי ת זוכר</text:p>
      <text:p text:style-name="P1">כן פה בהצפה פה שם</text:p>
      <text:p text:style-name="P1">כמו שבעלי תמיד אומר כאילו עץ עקום לא מתיישב</text:p>
      <text:p text:style-name="P1">עץ עקום לא מתיישב</text:p>
      <text:p text:style-name="P1">כן בוא</text:p>
      <text:p text:style-name="P1">אין זה כאילו</text:p>
      <text:p text:style-name="P1">עכשיו הוא אומר לך את זה פר אירוע נכון רואה את השכנה בארוחה הוא לא מתיישב אבל האמירה תקפה גם בלי הזמן והמקת עליו</text:p>
      <text:p text:style-name="P1">מספרת עליו משהו זה התפיסה כן אבל קצת לא מתקשר עכשיו עכשיו זה החקירה של</text:p>
      <text:p text:style-name="P1">כן נכון</text:p>
      <text:p text:style-name="P2"><text:span text:style-name="T1">אז יש לנו הפנה אני ממש רוצה שהרצף הזה הוא ישב זה נראה זה נורא זה נראה המון אבל כשנבנה את הרצח את הנוסע של הגיבור הזה זה פשוט במקום הזה של הפגיעה הילדית הבור מתייחס בדרך כלל לרגש שאנחנו לא רוצים לפגוע סוחרים המצדה זה סך הכל האירוע אבל אפשר להגיד שהמצעדה מתחילה בתוכה האירוע מכונן מחילה בתוכה את הכול המטמע מחולה בתוכה את הבור ולכן כל המופע הזה הוא הפגיעה הילדית או הילד הפנימי הפגוע לא משנה את זה חבר</text:span><text:span text:style-name="T2">'</text:span><text:span text:style-name="T1">ה אנחנו מחפשים תמיד אין מסך שאתם נטם קדימה בלי שזה ברור לכם מה יהיה הילדים אוקיי ישב פה השבוע בן אדם אם אי פעם אתם תרגישו שלא התקדמתם בחיים תזרקו בסיפור הזה בן </text:span><text:span text:style-name="T2">50</text:span></text:p>
      <text:p text:style-name="P1">חיים</text:p>
      <text:p text:style-name="P1">בלי משפחה בלי ילדים בלי פרנסה בלי עבודה בבית תורה ורודים בו</text:p>
      <text:p text:style-name="P1">וואי וואי</text:p>
      <text:p text:style-name="P1">אוקיי לא במצב גופני לא מאוד בריא דברים מדברים מדברים דברים מדברים לא לא בחותי הביאה אותי לפה למה אין לי רישיון למה אני יש לי רישיון אבל אני מפחד לתדלק את הדלק הלא נכון ו תקליט בוא תראה לי איפה להקליט למה אני לא רוצה לעשות טעות אוקיי אבל כן מה הבנו</text:p>
      <text:p text:style-name="P1">מפחד מהצל של הצ לא מסוגל לעשות מת</text:p>
      <text:p text:style-name="P1">אוכל מתירות</text:p>
      <text:p text:style-name="P1">ולפני זה לא ש זה הכל בשתי דקות האלה אוקיי מה אנחנו מבינים שזה חייב להיות הדבר הזה</text:p>
      <text:p text:style-name="P1">איך</text:p>
      <text:p text:style-name="P1">הכל מותמה הכל המותמה אומר</text:p>
      <text:p text:style-name="P1">כן ניגש לעשות א וזה דרך זה סיפור של הקפה התחיל עשינו פה קפה למעלה אומר לי הנה פה למשל הקפה חיין שלי הוא סגן מפקד סרט מכנס אליסוריה בלי שיקבל רשות מהמפקדים שלו בכלל אבל כשהוא מגיע לאמא שלי הוא עושה קפה היא לא תשים לב תסבב תסגור לא שלא יודע לא חוני אעשה כזה</text:p>
      <text:p text:style-name="P1">אוקיי החרדה שאתה לא יכול לבצע ואם אתה תבצע בכוחות עצמך</text:p>
      <text:p text:style-name="P1">יהיה אסון</text:p>
      <text:p text:style-name="P1">בוא לפה</text:p>
      <text:p text:style-name="P2"><text:span text:style-name="T1">זהו מעל מיליון שקלים והוציא בטיפולים לפני כמה עשורים אבל זה האויב</text:span><text:span text:style-name="T2">. </text:span><text:span text:style-name="T1">עכשיו ברור שיש עוד דברים</text:span><text:span text:style-name="T2">. </text:span><text:span text:style-name="T1">ברור שאין מה לעשות</text:span><text:span text:style-name="T2">. </text:span><text:span text:style-name="T1">זה גם מחזק את עצמו המון המון שנים כבר</text:span><text:span text:style-name="T2">. </text:span><text:span text:style-name="T1">אבל וואלה בפגישה איפה מקליטים</text:span><text:span text:style-name="T2">? </text:span><text:span text:style-name="T1">אחרי שכבר הבנו את הקול ההורי אמרתי לו מקליט אומר לי אני לא יודע</text:span><text:span text:style-name="T2">. </text:span><text:span text:style-name="T1">אני אומר לו שיל מי הקול הזה</text:span><text:span text:style-name="T2">. </text:span><text:span text:style-name="T1">שאמא שלי גם שאלה אבא </text:span><text:soft-page-break/><text:span text:style-name="T1">בשי</text:span><text:span text:style-name="T2">. </text:span><text:span text:style-name="T1">אני אומר לו אני לא יודע מה אתה רוצה להגיד</text:span><text:span text:style-name="T2">. </text:span><text:span text:style-name="T1">אני אומר סמי אני מה אתה רוצה להגיד לה</text:span><text:span text:style-name="T2">? </text:span><text:span text:style-name="T1">אני כנראה מסוגל</text:span><text:span text:style-name="T2">. </text:span><text:span text:style-name="T1">וכשאתה אומר שאני כנראה מסוגל מה מיד סבת</text:span><text:span text:style-name="T2">. </text:span><text:span text:style-name="T1">אצלו על מי שפס מה הוא צריך להגיד לקול הזהסם</text:span></text:p>
      <text:p text:style-name="P2"><text:span text:style-name="T1">אוסום או בסדר אני אקח את הסיפור ואז מה שעשיתי איתו זה אמרתי לו אוקיי מה הסכנה הקונקרטית פה אמרתי לו מה הסכנה הקונקרטית כי שיש חרדה כבר אין סכנה קונקרטית יש סכנה אומר טוב בהקלטה סתם אז אני יושב פה מ</text:span><text:span text:style-name="T2">***** </text:span><text:span text:style-name="T1">חמש דקות מחכה שהוא ימצא את האפליקציה טוב מוצא את האפליקציה אני אומר לו מה</text:span></text:p>
      <text:p text:style-name="P1">כל הכבוד אני אומר לי כן אבל ואיך אני שומר לא יותר אני לא יודע של מי זה ככה לא זה של אבא ואמא מעולה</text:p>
      <text:p text:style-name="P1">כמו</text:p>
      <text:p text:style-name="P1">את כאילו כמוכם כמו שיקום לא יאומן בסדר לא יאומן לא אבל אני לא רוצה למה כי תהיה טעות אוקיי מה הטעות הקונקרטית נשמור את זה לא נכון אוקיי סיכון שאתה מוכן לקחת בסדר זהו זאת אומרת תראו כמה זה כזה יש איזה משהו שפעם אמרת נראה לי בקשר של א עודף משקל על כאילו ראויות לאהבה גם אם הוא טועה הוא הוא עדיין ראוי לאהבה אז דיברתי על זה בהשפות בהקשר שאלתי לזה גם אם עוד משקל עדיין ידע עליו</text:p>
      <text:p text:style-name="P1">כן</text:p>
      <text:p text:style-name="P1">אז כאילו כי פה לא אמרתי לו אוקיי אז תהיה איתם לא נורא אם אחורי זה כאילו הכל שאנחנו רוצים להחליט שמות במקרה הזה במקרה הזה השלון לא הבני לדחייה אלא הבית היה בית חרדתי עדיין הוא אומר לי זה לא היה בילדות עכשיו</text:p>
      <text:p text:style-name="P1">זה עדיין</text:p>
      <text:p text:style-name="P1">כן כן זה ש</text:p>
      <text:p text:style-name="P1">זה לא השתנה אז גם עכשיו הוא מקבל טופס נותן לאחותו</text:p>
      <text:p text:style-name="P1">רגע השאלה הזאת רגע חשובה היא אותה התנהגות בשביל זה אנחנו אומרים לחקור את התיודעה את החלק לראות מה קורה כשאין אצל מישהו אחד זה יכול באמת להעלות את הסיפור של ה בושה או דחייה או אני פגומה אפרופו כמו במשכן במקרה הזה זה יותר יושב על מסוגלות ועל בסדר החרדה יצרה עם מסוגלות בסדר ואז מה שטלתי על זה מה שנקרא אישיות עם מנאותית אוקיי הכל אני נמנע מהכל כבר אבל זה באמת בשביל זה אני אומרת אל תניחו זה זה אני חוקר עד שאני מגיעה לבור ומבין מה זה משרט בתודעה הספציפית הזאת לדוגמה יש לי מתאמנת שזה בדיוק אותו סיפור עם החרדתית מאוד והיא דווקא פיתחה אסטרטגיה שהיא מסוגלת הכל ולבד</text:p>
      <text:p text:style-name="P1">נכון היא ציתה הפוך</text:p>
      <text:p text:style-name="P1">וזה היה כאילו הפוך</text:p>
      <text:p text:style-name="P1">נכון</text:p>
      <text:p text:style-name="P1">כן אז</text:p>
      <text:p text:style-name="P1">זה דווקא צריך לשחרר</text:p>
      <text:p text:style-name="P1">אז לאן אמרה שיש לפעמים מישהו שנפנה לכוחות ומישהו שנלחם בכוחות כן</text:p>
      <text:p text:style-name="P1">או מישהו שנמנע מכל סיטואציה שבה הוא יפגוש את הכוחות בסדר פייט פייט אוקי</text:p>
      <text:p text:style-name="P2"><text:span text:style-name="T1">עכשיו כשהטכנולוגיה הזאת תשב לכם מתוך חגור בסוף אתם לא עכשיו מדקדקים ואם זה בור מצדר אתם מחפשים את הפחד ממנו הבן אדם בורח את הכאב את המצוכה שחרר את זה כן עם כל הכבוד למורה נהיגה קלץ</text:span><text:span text:style-name="T2">' </text:span><text:span text:style-name="T1">וזה בסוף אתם מחפשים את הדבר הזה כתובסה מהדבר הזה אתם כבר יודעים שהילד בחר דרך שאנחנו קראנו לאסטרטגיה לאן המים הולכים נכון אמרנו שתחליטה של התודעה הראקטיבית אמרנו תת עמדה התורמטיבית בליקרון כוון החיובי רוצה לדאוג ששנית מצדה לא תיפול והוא לוקח שליטה</text:span><text:span text:style-name="T2">. </text:span><text:span text:style-name="T1">ההחלטה הזו היא לא החלטה מודעת</text:span><text:span text:style-name="T2">. </text:span><text:span text:style-name="T1">לכן אתה יכול לקחת כמה אירועים כאלה אצל אצל הילד ולשאול אותו אוקיי אם אתם זוכרים את התרג הסנה מה קרה</text:span><text:span text:style-name="T2">? </text:span><text:span text:style-name="T1">מה הרגשת ואולי לאיזה מסקנות או החלטות הגעת</text:span><text:span text:style-name="T2">? </text:span><text:span text:style-name="T1">זאת דרך להיות את האסטרטגיה ודרך אחרת זה בהמשך הדרך לראות פשוט איך הוא מתנהג כל החיים אבל מעניין אותכם</text:span></text:p>
      <text:p text:style-name="P2"><text:soft-page-break/><text:span text:style-name="T1">לא קריטי לכם אבל מעניין אותכם לדעת מה הייתה האסטרטגיה שהוא בחר</text:span><text:span text:style-name="T2">. </text:span><text:span text:style-name="T1">בגדול עשיתי את זה פשוט כתבתי שאסטרטגיה אני לא חושב שזה כלי עבודה אבל בכל זאת לזכור בא עם שני אלמנטים אחד מה המשאבים והקישורים שיש לילד ולא איזה אתגרים הוא מתנהל זה לא כל עבודה דווקא סקל לעבוד עם סטרטכניה כשזהינו את המקום הזקנו בורת</text:span></text:p>
      <text:p text:style-name="P1">אני לא הלכתי אף פעם אני חושב בס שם אמרתי טוב איזה משבים היה לך כילד ומול איזה אתגר התמודדת אני לא עשיתי את זה ככה אבל יכול להיות שזה כלי</text:p>
      <text:p text:style-name="P2"><text:span text:style-name="T1">אני חושבת שהכלי לפעמים כן כי הם אומרים לך אבל אני גם אוהב לעשות את זה או אני זה מביא אותי להישגים אז שאתה מזכיר להם שזה כן המיינד השתמש בחוזקה שלהם והחוזקה עדיין דיה שלהם גם שזה לא יהיה רקטיבי זה כן עושה להם איזה סדר שזאת האסטרטגיה שפיתחתי כי זה איכשהו משויח לחוזקות שלי</text:span><text:span text:style-name="T2">, </text:span><text:span text:style-name="T1">למשבים שלי</text:span><text:span text:style-name="T2">, </text:span><text:span text:style-name="T1">לאישיות שלי</text:span><text:span text:style-name="T2">.</text:span></text:p>
      <text:p text:style-name="P2"><text:span text:style-name="T1">כן</text:span><text:span text:style-name="T2">. </text:span><text:span text:style-name="T1">אבל בהורבת משה כיף למטופל</text:span></text:p>
      <text:p text:style-name="P2"><text:span text:style-name="T1">שהסטרטגיה הזאת נוצרה </text:span><text:span text:style-name="T2">100 </text:span><text:span text:style-name="T1">קישורים שהיה לך באותו רגע נתון</text:span><text:span text:style-name="T2">.</text:span></text:p>
      <text:p text:style-name="P2"><text:span text:style-name="T1">כן</text:span><text:span text:style-name="T2">, </text:span><text:span text:style-name="T1">אבל לא תמיד עושים את זה</text:span><text:span text:style-name="T2">. </text:span><text:span text:style-name="T1">וגם וגם לפעמים יש כאלה שכועסים על עצמם מאוד שהם פיתחו אסטרטגיה מסוימת</text:span><text:span text:style-name="T2">. </text:span><text:span text:style-name="T1">אז להראות שלא הייתה לי ברירה אחרת מול האבא הזה</text:span><text:span text:style-name="T2">, </text:span><text:span text:style-name="T1">אין זה לא כוחות</text:span><text:span text:style-name="T2">.</text:span></text:p>
      <text:p text:style-name="P2"><text:span text:style-name="T1">זה כבר בצד של הריפ</text:span><text:span text:style-name="T2">.</text:span></text:p>
      <text:p text:style-name="P2"><text:span text:style-name="T1">בצד השני</text:span><text:span text:style-name="T2">.</text:span></text:p>
      <text:p text:style-name="P2"><text:span text:style-name="T1">זה בצד של הריפול הגיע לשם</text:span><text:span text:style-name="T2">. </text:span><text:span text:style-name="T1">אוקיי</text:span><text:span text:style-name="T2">? </text:span><text:span text:style-name="T1">לבוא ולהגיד מה לעשות</text:span><text:span text:style-name="T2">.</text:span></text:p>
      <text:p text:style-name="P1">כמו שהיא ב ביום ראשון נעלו אותה בשירותים כל פעם שהיא א צעקה או דיברה או צקקה או זה</text:p>
      <text:p text:style-name="P1">בסוף היו גם כמה שאמרו גם אמא שלי גם אמא שלי</text:p>
      <text:p text:style-name="P1">כן כולם שם הלוט זה לא היה שואים שצריך לשלם את הראשון להכניס אותם לצר</text:p>
      <text:p text:style-name="P1">גם סמדי ארבע אני מוסקת אונליין טבע ספרת שלנו לא מספרת מידיים של</text:p>
      <text:p text:style-name="P1">נכון לאן הגענו</text:p>
      <text:p text:style-name="P1">לאן</text:p>
      <text:p text:style-name="P1">איך הוא מרוב א</text:p>
      <text:p text:style-name="P1">אני לא יכול לעשות בטח</text:p>
      <text:p text:style-name="P1">תבי תבינו שאני זוכרת בדיוק את הזה ואת הסיפור ואיך הוא היה עושה את זה ואני לא זוכרת את השם יש את הפחד נכון לשפר את האחיזה מהסטרטגיה שפיתחנו זה מה שדיברתם עליו עכשיו שכאילו כי זה גם משהו ששרט</text:p>
      <text:p text:style-name="P1">כן נגיע לזה בסוף התהליך</text:p>
      <text:p text:style-name="P1">יש איזה יש א כאילו גם דרך כמו שב אדם אומר לך כן מה קול מותמע כן אפשר שנייה רגע להגיד מה ש</text:p>
      <text:p text:style-name="P1">כן כן זה הרעיון</text:p>
      <text:p text:style-name="P1">אז מי שאומר משהו על הקול המותמה רגע זה קל שלך זה קל של קול של מי ואז זה קל שלי אוקיי מתי מתי בעצם הקול הזה איפה זה הופיע אה אבא נגיד אבא שלי נטש אותי אוקיי אבא שלך נטש אותך אז אז מה זה אומר עליך אה שאני לא אהוב</text:p>
      <text:p text:style-name="P1">זה לא קל מותמם</text:p>
      <text:p text:style-name="P1">אז מהכ אומר לעצמו בעצם עצמו איזה אמונה מגבילה כזאת ש</text:p>
      <text:p text:style-name="P2"><text:span text:style-name="T1">ההפרדה זה קצת ככה חמקמק</text:span><text:span text:style-name="T2">.</text:span></text:p>
      <text:p text:style-name="P2"><text:span text:style-name="T1">כן</text:span><text:span text:style-name="T2">. </text:span><text:span text:style-name="T1">כן</text:span><text:span text:style-name="T2">.</text:span></text:p>
      <text:p text:style-name="P2"><text:span text:style-name="T1">קל מותמ זה קודם כל משהו שהבן אדם אומר לעצמו על עצמו והקול הזה הוא מוריד ופוגעני</text:span><text:span text:style-name="T2">. </text:span><text:span text:style-name="T1">איזה מ</text:span><text:span text:style-name="T2">****** </text:span><text:span text:style-name="T1">אני איזה אפס אני</text:span><text:span text:style-name="T2">. </text:span><text:span text:style-name="T1">שום דבר לא יצא מני</text:span><text:span text:style-name="T2">. </text:span><text:span text:style-name="T1">אני אבא בעיה שאני עצלן</text:span><text:span text:style-name="T2">. </text:span><text:span text:style-name="T1">הבעיה שלי שכחן</text:span><text:span text:style-name="T2">. </text:span><text:span text:style-name="T1">הבעיה שאני לא מתקדה שאני </text:span><text:soft-page-break/><text:span text:style-name="T1">לא יורד לפרטים</text:span><text:span text:style-name="T2">. </text:span><text:span text:style-name="T1">הבעיה שאני זה הבעיה שאני זה</text:span><text:span text:style-name="T2">. </text:span><text:span text:style-name="T1">קודם כל הצליל הוא צליל פוגעני שלי כלפי עצמי ויש לו חזרתיות רבה</text:span><text:span text:style-name="T2">. </text:span><text:span text:style-name="T1">הוא כל מנמיך</text:span><text:span text:style-name="T2">.</text:span></text:p>
      <text:p text:style-name="P2"><text:span text:style-name="T1">קם עכשיו אבא שלו עזר</text:span><text:span text:style-name="T2">. </text:span><text:span text:style-name="T1">אתם כל זה</text:span></text:p>
      <text:p text:style-name="P1">מה איך אנחנו מקבלים וודאות שזה קל מותמ אנחנו טואלים</text:p>
      <text:p text:style-name="P1">כל שניוח</text:p>
      <text:p text:style-name="P1">האם אתה מכיר את המשפטים האלה מבחוץ של מי האמירה הזאתי</text:p>
      <text:p text:style-name="P1">או אפילו המבט שנתן את האמירה הזאת זה לא חייב להיות בדיוק במל הזה</text:p>
      <text:p text:style-name="P1">זה הדבר השני</text:p>
      <text:p text:style-name="P2"><text:span text:style-name="T1">דבר השלישי שסוגר לנו את זה שזה כל מותמר זה שכשאנחנו מנסים לסתור את זה את הפה או לבטל את זה יש לנו הכלה אנחנו מרגישים יותר טוב</text:span><text:span text:style-name="T2">. </text:span><text:span text:style-name="T1">מה קרה</text:span><text:span text:style-name="T2">?</text:span></text:p>
      <text:p text:style-name="P1">אסטרטגיה כשאתה מזיז אסטרגטי</text:p>
      <text:p text:style-name="P2"><text:span text:style-name="T1">רגע רגע לפני הסרטגיה כשאתה סוגר את הפה לכל מותמה כן איזה מ</text:span><text:span text:style-name="T2">****** </text:span><text:span text:style-name="T1">אני ואז שמחתמי תגידי לי במה את עובדת אה אני מהנדסת טילים באינטל אין טילים באינטל לא אבל אני פותחת את המחלקה הזאתי עכשיו באינטל כמה מ</text:span><text:span text:style-name="T2">****** </text:span><text:span text:style-name="T1">צריך להיות בשביל לפתוח את המחלקת הטילים שולה באינטרל לא ממש אז מה את אני חכמה אז את מ</text:span><text:span text:style-name="T2">****** </text:span><text:span text:style-name="T1">או חכמה לא האמת שאני מ</text:span><text:span text:style-name="T2">****** </text:span><text:span text:style-name="T1">אז מה בא לך להגיד לכל הזה ש ודגים אחר תסתמי איך אני מרגיש שנייה אחרי זה וואו</text:span></text:p>
      <text:p text:style-name="P1">יותר טוב ירד ממני מסע כי אני מעניש את עצמי כל החיים לעומת זה</text:p>
      <text:p text:style-name="P1">מה שירד זה המדק שדיברת בש אתה נותן לעצמך עם הראש תראו מה הסיפור עם הורה מותמ קודם כל אני חושב שהורה מותמה זה אחד כל מותמע לא רק הורה כי זה לא רק הורה כל מותמע בעיניי הוא אחד הדברים שהכי קשה לצד יותר קשה מאשר להחליף אסטרטגיה זאת זה האישית שלי יכול להש</text:p>
      <text:p text:style-name="P1">לא הוא גם הסיבה שהאסטרטגיה כל פעם מופיעה בסדר אם הוא המקור של הבצרות בסדר</text:p>
      <text:p text:style-name="P1">רגע אבל אם אתה קרא לך איזה מקרה לא משנה</text:p>
      <text:p text:style-name="P1">לא אז זה זה מצדה נפלה אבא עזב אותי המסקנה הילדית כמו שאתה אמרת א הוא אני</text:p>
      <text:p text:style-name="P1">אני מגיל נגיד אני מגיל אני לא טוב</text:p>
      <text:p text:style-name="P1">הוא עשב את הבית בגלי</text:p>
      <text:p text:style-name="P1">אוקיי בדיוק אוקיי אני רע</text:p>
      <text:p text:style-name="P1">אוקיי</text:p>
      <text:p text:style-name="P2"><text:span text:style-name="T1">המסקנה היא שאני לא ראוי לאהבה ועכשיו אני נהיה ז</text:span><text:span text:style-name="T2">*** </text:span><text:span text:style-name="T1">עם זכר למה כי לא שווה</text:span></text:p>
      <text:p text:style-name="P1">ועכשיו אם אני חושב</text:p>
      <text:p text:style-name="P1">זה לא כל זה לא</text:p>
      <text:p text:style-name="P1">זה לא בדיוק כל זה הפנמה מהאירוע</text:p>
      <text:p text:style-name="P1">אבל ואפשר לעבוד על החלק הספציפי הזה עושים את זה כל הזמן אנחנו שנים זה מה שעשינו בלי לקרוא לזה גם בלי שעשינו הפרדה בין כל מותמה לזה</text:p>
      <text:p text:style-name="P1">אבל עכשיו אם אני חוזר</text:p>
      <text:p text:style-name="P1">לא אבל רגע מה שחשוב רק זה שכשמזיזים אסטרטגיה אין הכלה יש עולה הפחדן אין אין הגנה פתאום כי האסטרטגיה נותנת הגנה כאב</text:p>
      <text:p text:style-name="P2"><text:span text:style-name="T1">שאנחנו תסתכלו זה היה אתמול שאנחנו מבקשים ממישהו להזיז אסטרטגיה נגיד אם הוא לא שמח על אנשים הוא היה בשליטה ואנחנו </text:span><text:span text:style-name="T2">100% </text:span><text:span text:style-name="T1">עכשיו אתמול במפגש אתמול אמרנו לה א טוב זו שלא התאמת נכון לא מערב</text:span></text:p>
      <text:p text:style-name="P1">כן כן</text:p>
      <text:p text:style-name="P1"><text:soft-page-break/>אה שהיא יש לה את החבלה שמשקרת לה והיא לא אומרת לה חלס לשקר לי השנייה</text:p>
      <text:p text:style-name="P1">היא לא היא לא אומרת כי היא לא עושה גלים בבית כי אם הוא עושה גלים בבית אבא יעזור כי אהב וזדקו גם כנסה עכשיו אתה בא ומציע לה לעשות תיקון כפעולה להרגל באסטרטגיה ישר עולה</text:p>
      <text:p text:style-name="P1">מיד נכנס ליסטרה מאלצים אותה לשבת בבור</text:p>
      <text:p text:style-name="P1">לא סוג של</text:p>
      <text:p text:style-name="P1">כי האסטרטגיה נועדה</text:p>
      <text:p text:style-name="P1">לא לפגוש את הכאב</text:p>
      <text:p text:style-name="P1">אוקיי</text:p>
      <text:p text:style-name="P1">את הדראמהז</text:p>
      <text:p text:style-name="P1">ואם אני מזיז אותה מיד זה זה ההבדל הלכנו לסוף אני רוצה להגיע לסוף בסוף אבל כשאני משתיק זה עוד דרך לדעת</text:p>
      <text:p text:style-name="P1">גם אם אתה לא מזיד אותה אתה פוגש בה כי זה התכלית שלנו</text:p>
      <text:p text:style-name="P1">כן אבל שימו לב כשאנחנו משליקים כלמה הבן אדם מרגיש יותר טוב כשאנחנו מסיטים אסטרטגיה הוא נכנס אלחץ</text:p>
      <text:p text:style-name="P1">לחץ או שעולה כאב</text:p>
      <text:p text:style-name="P1">לא משנה כאילו מה הפוך שקט</text:p>
      <text:p text:style-name="P1">רק חשוב לי אל תתפסו על זה שכל מטמע הוא רק ביקורתי תזכרו שיש כל מיני בסדר הוא יכול להיות חרדתי דאגה לכם דוגמה של</text:p>
      <text:p text:style-name="P1">מישהו שלא הצלחתי לצאת מהלופים האלה</text:p>
      <text:p text:style-name="P1">פעם אחת אמא שלו אומרת לו שהוא ומשה רבנו זה אותו דבר שהוא זה מתנה לאלוהים ומצד מתנה מתנה לאנושות והוא מוכשר איזה ילד וזה ומצד שני כל פעם שהוא עושה משהו מביא רמד אתה חוץ מזבובים אין לך שום דוראות</text:p>
      <text:p text:style-name="P1">אתה לא מבין את החיים בכלל להמין</text:p>
      <text:p text:style-name="P1">עכשיו לא אתה לא יודע למה אתה מאמין</text:p>
      <text:p text:style-name="P1">הוא מאמין לשני הקולות</text:p>
      <text:p text:style-name="P1">זה פיצול זה</text:p>
      <text:p text:style-name="P1">נו זה הפרעד הוא כותב לא</text:p>
      <text:p text:style-name="P1">לא הפרע</text:p>
      <text:p text:style-name="P1">זה יכול להצר נרסית זה מ</text:p>
      <text:p text:style-name="P2"><text:span text:style-name="T1">זה ילד שחי תחושה בחיים שהוא יכול א זה הספה הזה דיברנו שם אני יודע שאני יכול למלא את ובלי ב</text:span><text:span text:style-name="T2">50 </text:span><text:span text:style-name="T1">אל צופים כמזיקה ומצד שני הוא לא מסוגל להתחיל ללמוד פסנטר</text:span></text:p>
      <text:p text:style-name="P1">כי אם הוא מתחיל ללמוד פסנטר הוא חייב למלא את ומלי</text:p>
      <text:p text:style-name="P1">אבל כשהוא מתחיל מיד אומר לא אבל אני זה זבובים אני לא מבין את המציאות אז הוא תקוע בין שני קולות אחד מהמם ואחד א זהיבו וזה</text:p>
      <text:p text:style-name="P1">יש הרבה מקדגל לא</text:p>
      <text:p text:style-name="P1">הרבה מק דווקא הרבה פעמים ההורים שמעלים אותך על הפודיום הם הכי ביקורתיים לפעמים</text:p>
      <text:p text:style-name="P1">בסדר</text:p>
      <text:p text:style-name="P1">כי יש פוד</text:p>
      <text:p text:style-name="P1">אז שוב א יש פגיעה שאנחנו נתנו לה רק שלושה שמות אבל היא אינסופית ומורכבת ושם החקירה הסקרנית שלכם אין לה מגבלות בכלל היום יש לי כן</text:p>
      <text:p text:style-name="P1"><text:soft-page-break/>אפשר רגע לשאלה לשני ההפכים ב</text:p>
      <text:p text:style-name="P1">כן</text:p>
      <text:p text:style-name="P1">מה איך עובדים עם זה כאילו בטיקון הפוך</text:p>
      <text:p text:style-name="P2"><text:span text:style-name="T1">קודם כל אתה מראה לו את זה אתה אומר לו תראה אתה כל הזמן בין זה לזה אתה מבין שהמרווח תנועה שלך הוא אפס</text:span><text:span text:style-name="T2">. </text:span><text:span text:style-name="T1">מתחילים לנסות לרווח</text:span><text:span text:style-name="T2">. </text:span><text:span text:style-name="T1">להגיד לו אתה כזה אליל או אתה כזה זה או שיש משהו שאתה על מה אתה יכול לקחת</text:span><text:span text:style-name="T2">. </text:span><text:span text:style-name="T1">האמת היה מאוד מאוד קשה</text:span><text:span text:style-name="T2">.</text:span></text:p>
      <text:p text:style-name="P2"><text:span text:style-name="T1">אין אמצע</text:span><text:span text:style-name="T2">.</text:span></text:p>
      <text:p text:style-name="P2"><text:span text:style-name="T1">אין אין אין אמצע</text:span><text:span text:style-name="T2">. </text:span><text:span text:style-name="T1">וגם מתחילים להראות שאין שם לא את זה ולא את זה</text:span><text:span text:style-name="T2">. </text:span><text:span text:style-name="T1">שניהם זה עיוו תפיסה</text:span><text:span text:style-name="T2">. </text:span><text:span text:style-name="T1">בסדר</text:span><text:span text:style-name="T2">? </text:span><text:span text:style-name="T1">מהכל המותמ לוקח זמן רגע כי כמו שהוא בדרך כלל עושה את זה גם לא הוא גם בטח עושה את זה במערכות יחסיים לאחרים בפיצולים האלה</text:span><text:span text:style-name="T2">. </text:span><text:span text:style-name="T1">זה מאוד מורכב לאט לאט</text:span><text:span text:style-name="T2">.</text:span></text:p>
      <text:p text:style-name="P1">וזה מאוד קשה כי גם ב הטיפול הוא סרח</text:p>
      <text:p text:style-name="P1">בדיוק נראה</text:p>
      <text:p text:style-name="P1">גם בדרך כלל אחר כך מצפה שהוא בא</text:p>
      <text:p text:style-name="P1">הטיפול זה לופ זה לופ שהוא כל הזמן מסובב אותך בן הגבוה לנו מה זה מאוד מאוד מעשף אז רגע על העיבו תפיסה עיבו תפיסה זה</text:p>
      <text:p text:style-name="P1">כל הקולות המותמעים כמעט זה עיבוטי תפיסה כן או כל הרעיונות הרבה פעמים</text:p>
      <text:p text:style-name="P1">למה כולם עיבוטי תפיסה לא כולם תפיסה</text:p>
      <text:p text:style-name="P1">לא קולות הוראים פוגניים</text:p>
      <text:p text:style-name="P1">לא לא כולם לא כולם הם עיבוטים חלקם הם עיבוטים וחלקם הם תראו כאילו אפשר להגיד מה זה אמת ה אומרת הייתי קולנית מדי</text:p>
      <text:p text:style-name="P1">הייתי יותר מדי אומרת לא אני באמת הייתי מאוד קולני נכון זה לא שק</text:p>
      <text:p text:style-name="P1">יכול היה</text:p>
      <text:p text:style-name="P1">אם היא עומדת על שכן כזה כמופרמינג שאני עושה לדבר הזה</text:p>
      <text:p text:style-name="P1">עיווד תפיסה זה שוב אין כשאני מרגיש שבפנים יש מפלצת או אלוהים הרי אין שם לא מפלצת ולא אלוהים זאת הכוונה בסדר זה בוודאי הנה האמת</text:p>
      <text:p text:style-name="P2"><text:span text:style-name="T1">אוקיי כל האופציות פתוחות בפה</text:span><text:span text:style-name="T2">. </text:span><text:span text:style-name="T1">בסדר</text:span><text:span text:style-name="T2">? </text:span><text:span text:style-name="T1">זה יכול להיות א שהוא שיחק ברופא בחולה עם השכנה ובאה אמא ואמרה לו שהוא מזוהם והוא חולה והוא זה וזה מה שהוא חושב על עצמו</text:span><text:span text:style-name="T2">.</text:span></text:p>
      <text:p text:style-name="P2"><text:span text:style-name="T1">אוקיי</text:span><text:span text:style-name="T2">? </text:span><text:span text:style-name="T1">זה עיו מטופל כזה הרמורסיד</text:span><text:span text:style-name="T2">.</text:span></text:p>
      <text:p text:style-name="P2"><text:span text:style-name="T1">אוקיי</text:span><text:span text:style-name="T2">?</text:span></text:p>
      <text:p text:style-name="P1">זה יכול להיות עיפות וגם יכול להיות משהו שהוא אה א לא יושב ולא מסוגל להתרכז והוא כל הזמן זאת אומרת לו אם אתה לא תהיה מסוגל להתרכז אז אתה לא תצליח להשיג את המטרות שלך וזו אמת שמופנמת אבל הוא באמת לא מסוגל להתרכז זה לא בהכרח אומר שהוא לא יש את המתוס</text:p>
      <text:p text:style-name="P1">כן מה זה מה זה זה עיבות אבל זה גם יש בזה</text:p>
      <text:p text:style-name="P1">נורמליות זאת אומרת תסתכלו רגע לעתים יהיה לכם עיווד שאתם תרצו להרוג אותו לפורר אותו כי כי הוא עיבו לא אני שיחקתי עם השכנה זה</text:p>
      <text:p text:style-name="P1">זה באמת א</text:p>
      <text:p text:style-name="P1">אני חושב שהעיבות מגיע בגלל שזה נוח ילדי ש קולט את זה והמוחי את זה הוא קולט את זה בפס אומר</text:p>
      <text:p text:style-name="P1"><text:soft-page-break/>אז הרבה פעמים גם ההורה שיגיד איזשהי איזשהיא אמת אבל הוא אומר את האמת הזאת מתוך הרבט המבוגר שלו שכן מסוגל יותר להבחיל במורכבות הזאת לא התכוונתי עלי דיקר לא התכוונתי על אבל הילד תופס את זה בתור</text:p>
      <text:p text:style-name="P1">וגם לייצים יש לנו תלמידה מהמחזור האחרון שהייתה מאוד אה מהמגזר שהייתה מאוד מאוד ידיים מאוד מאוד שוקתית כזו והיא אכלה עם הידיים עוד אהבה אוכל ואמא שלה מסתכלת עליה בין מבט של גועל ובוז שמסתכלת על כאילו עם מה</text:p>
      <text:p text:style-name="P1">בהמה</text:p>
      <text:p text:style-name="P1">בהמה</text:p>
      <text:p text:style-name="P1">ואני בהמת נכנס לתוך הגוף</text:p>
      <text:p text:style-name="P2"><text:span text:style-name="T1">והמבט הזה בא עם זה אף אחד לא ירצה להתחתן אותך אז שוקות ומיניות ואוכל וליף מהצד של הגוף זה בהמי</text:span><text:span text:style-name="T2">, </text:span><text:span text:style-name="T1">זה בס</text:span><text:span text:style-name="T2">, </text:span><text:span text:style-name="T1">זו עובדה ולעובדה מחוברת תוצאה</text:span><text:span text:style-name="T2">.</text:span></text:p>
      <text:p text:style-name="P1">תוצאה כן</text:p>
      <text:p text:style-name="P1">ההסם מותמ</text:p>
      <text:p text:style-name="P1">אז איזה סוג בן אדם אז אם את מאמינה בעצם בדבר הזה איזה התנהגות יש לבן אדם כזה ואז משמה אתה</text:p>
      <text:p text:style-name="P1">לא היא אומרת קודם כל זה מי שאני החלקים האלה שלי בימים אני יודעת שיש לי אותם</text:p>
      <text:p text:style-name="P1">ואתה לא שובר את זה האם זאת האמת וחוזר בנ</text:p>
      <text:p text:style-name="P1">אני שובר את זה באופן אני שובר את זה בתהליך למשל שאני אשאל אותה אם היית רואה ילדה כזו מופלת עם הידיים האם המסקנה הייתה שילדה בהמה ואף אחד לא רוצה זה לא מה עוד אפשר להגיד על הילדה אה שהיא אוהבת להרגיש</text:p>
      <text:p text:style-name="P1">ואז אתה מחזיר אותה עוד פעם לצנע כאילו אם עכשיו את חוזרת עם ההבדה הזאתי שזה לא נכון</text:p>
      <text:p text:style-name="P2"><text:span text:style-name="T1">אני חבר</text:span><text:span text:style-name="T2">'</text:span><text:span text:style-name="T1">ה אני יכול לעשות מה שאני רוצה אתם מחפשים קצת טכני מצליח בתוך הפנימיות שלה</text:span></text:p>
      <text:p text:style-name="P2"><text:span text:style-name="T1">להסתכל אחרת על הפוזיציה בוא נסתכל רגע לילדה למה היא מחלתים ד זה כיף לה</text:span><text:span text:style-name="T2">. </text:span><text:span text:style-name="T1">מה עוד</text:span><text:span text:style-name="T2">? </text:span><text:span text:style-name="T1">היא מאוד אוהבת אורחל</text:span><text:span text:style-name="T2">. </text:span><text:span text:style-name="T1">איך אמא מסתכלת עליה</text:span><text:span text:style-name="T2">? </text:span><text:span text:style-name="T1">ככה וככה</text:span><text:span text:style-name="T2">. </text:span><text:span text:style-name="T1">למה</text:span><text:span text:style-name="T2">? </text:span><text:span text:style-name="T1">כי אם האישה קשה</text:span><text:span text:style-name="T2">, </text:span><text:span text:style-name="T1">היא כל דבר היא מחבה</text:span><text:span text:style-name="T2">, </text:span><text:span text:style-name="T1">היא הייתה כמו קרטון</text:span><text:span text:style-name="T2">. </text:span><text:span text:style-name="T1">אפשר להסתכל עליה אחרת</text:span><text:span text:style-name="T2">? </text:span><text:span text:style-name="T1">כן</text:span><text:span text:style-name="T2">. </text:span><text:span text:style-name="T1">סבא וסבתא הכילו אותי והם עשו לי ככה וחשבו שאני מהממת</text:span><text:span text:style-name="T2">. </text:span><text:span text:style-name="T1">יש עוד חלקים כאלה שלך שאת מרכיבה שהם באמים</text:span><text:span text:style-name="T2">? </text:span><text:span text:style-name="T1">כן</text:span><text:span text:style-name="T2">. </text:span><text:span text:style-name="T1">מניות וזה</text:span><text:span text:style-name="T2">. </text:span><text:span text:style-name="T1">אפשר להסתכל</text:span><text:span text:style-name="T2">. </text:span><text:span text:style-name="T1">אני עוזר לה אני מבסס</text:span><text:span text:style-name="T2">. </text:span><text:span text:style-name="T1">פה זוכרים</text:span></text:p>
      <text:p text:style-name="P1">שמסתכל על זה בעין אחר זה פה בתהליך הריפוי</text:p>
      <text:p text:style-name="P1">אני כן רוצה להדגיש שיש הבדל מאוד גדול בין מה שטל עכשיו תיר שזה לבסס צופה והורה מיטיב לבין להתווכח רעיונית עם האסטרטגיה ועם הכל המותמע אני לא אשכנע אותוגית ואתווכח אם זו האמת או לא עשה תהליך שבו הוא לץ אותה להסתכל אחרת על הילדה אתה מבין זה לא אותו זה לא פיכוח עכשיו זה לא בפיכוח מהם זו האמת האם א עוד פעם בדרך הדרך בדרך הזאתי בדיוק לא במפיקו עכשיו האם זו האמת לא בוא נחזור שנייה לשמה את רואה אותם אבל אגב ריפוי עמוק עובר דרך זה שקודם כל גם אני אתן אהבה לבהמה ואז גם אסתכל אחרת על הילדה הזאת</text:p>
      <text:p text:style-name="P1">כאילו גם אם ילדה אוכלת בצורה כזאת ימים היא לא ראויה עלהבה כזה</text:p>
      <text:p text:style-name="P1">ונרמל את זה</text:p>
      <text:p text:style-name="P1">כן ונרמל מסתכל אחרת אבל תזכרו שהתהליך עובר גם דרך קבלה העמוקה של הבן אדם בשפל שלו בסדר קודם</text:p>
      <text:p text:style-name="P2"><text:span text:style-name="T1">זאת אופציה אחת שיש אופציה רת שודפת לחלוטין את התפיסה הזאת</text:span><text:span text:style-name="T2">,</text:span></text:p>
      <text:p text:style-name="P2"><text:span text:style-name="T1">נכון</text:span><text:span text:style-name="T2">?</text:span></text:p>
      <text:p text:style-name="P2"><text:span text:style-name="T1">אני מקבלת את החוויה הילדית</text:span><text:span text:style-name="T2">, </text:span><text:span text:style-name="T1">לא את העובדה שאני בהמה</text:span><text:span text:style-name="T2">. </text:span><text:span text:style-name="T1">זה הבדל גדול</text:span><text:span text:style-name="T2">.</text:span></text:p>
      <text:p text:style-name="P2"><text:soft-page-break/><text:span text:style-name="T1">בדיוק בדיוק</text:span><text:span text:style-name="T2">. </text:span><text:span text:style-name="T1">כן</text:span><text:span text:style-name="T2">. </text:span><text:span text:style-name="T1">זה</text:span></text:p>
      <text:p text:style-name="P2"><text:span text:style-name="T1">זה מאוד קשה</text:span><text:span text:style-name="T2">.</text:span></text:p>
      <text:p text:style-name="P2"><text:span text:style-name="T1">מה את רוצה לתת לילדה הזו שמה</text:span><text:span text:style-name="T2">? </text:span><text:span text:style-name="T1">אני רוצה להגיד לה שלמרות מה שאמא שלך חושבת</text:span><text:span text:style-name="T2">, </text:span><text:span text:style-name="T1">אני מחבקת את ההשפלה הזו</text:span><text:span text:style-name="T2">, </text:span><text:span text:style-name="T1">אתה אהובה</text:span><text:span text:style-name="T2">. </text:span><text:span text:style-name="T1">אגב</text:span><text:span text:style-name="T2">, </text:span><text:span text:style-name="T1">אתה אהובה גם כשאת אוכלת עם הידיים</text:span><text:span text:style-name="T2">.</text:span></text:p>
      <text:p text:style-name="P2"><text:span text:style-name="T1">ומה זה בסך הכל אומר</text:span><text:span text:style-name="T2">? </text:span><text:span text:style-name="T1">זה אומר שאת ילדה מלאת החיים</text:span><text:span text:style-name="T2">. </text:span><text:span text:style-name="T1">נגיע לזה בחיקוי</text:span><text:span text:style-name="T2">. </text:span><text:span text:style-name="T1">ממש בהתחלה</text:span><text:span text:style-name="T2">.</text:span></text:p>
      <text:p text:style-name="P2"><text:span text:style-name="T1">וואו</text:span><text:span text:style-name="T2">.</text:span></text:p>
      <text:p text:style-name="P2"><text:span text:style-name="T1">אז יש לנו ת מודע טוב הוא מתיב על עיקרון הכוונה החיובית הוא דואג מניעה של עתיד רגשי לא רצוי היא את הבהמה הזו את ההשפלה ואת הבוז לא רוצה לפושנו אסטרטגיה דרך משבים ודרך אתגרים עכשיו מה קורה במקום הזה הבן אדם מחזיק את את ההתנהגות שלו הרבה מאוד שנים זה בעצם בורא מציאות נכון הוא ברא מציאות שהוא אין לו כבר שליטה לשום דבר בחיים</text:span><text:span text:style-name="T2">. </text:span><text:span text:style-name="T1">אין לו אישה</text:span><text:span text:style-name="T2">, </text:span><text:span text:style-name="T1">אין לו ילדים</text:span><text:span text:style-name="T2">, </text:span><text:span text:style-name="T1">אין לו פרנסה</text:span><text:span text:style-name="T2">, </text:span><text:span text:style-name="T1">אין לו בית</text:span><text:span text:style-name="T2">, </text:span><text:span text:style-name="T1">הוא לא מתאמן</text:span><text:span text:style-name="T2">, </text:span><text:span text:style-name="T1">הוא לא עושה כלום</text:span><text:span text:style-name="T2">. </text:span><text:span text:style-name="T1">אגב</text:span><text:span text:style-name="T2">, </text:span><text:span text:style-name="T1">בחור מאוד נוח</text:span><text:span text:style-name="T2">. </text:span><text:span text:style-name="T1">לבריאה הזאת אני מחזיר אתכם למבוא למנהיגות תודעתית</text:span><text:span text:style-name="T2">, </text:span><text:span text:style-name="T1">לשיעור הראשון</text:span><text:span text:style-name="T2">. </text:span><text:span text:style-name="T1">קראנו לבריאה הראקטיבית שאני בורא בניגוד לרצון החופשי שלי</text:span><text:span text:style-name="T2">. </text:span><text:span text:style-name="T1">פה אני ארצה להכניס בהמשך גם אני פולת התמונה משולש</text:span><text:span text:style-name="T2">. </text:span><text:span text:style-name="T1">לא שמת אותו</text:span></text:p>
      <text:p text:style-name="P1">לא משמעות לא אושר</text:p>
      <text:p text:style-name="P1">כלומר אני בורא בניגוד לרצון החופשי שלי מה שמגדיל את הפער בין הרצוי למוצוי מה שמוליד פודקאסט נקרא סליפה שהזמנתי ו הדבר הזה קר לנו בריאה ראקטיבית בניגוד לרצון החופשי אבל בהלימה חיברתי שני תכנים עם חוק הסיבה והתוצאה למה כי מה שבורא הוא שורש הפחד</text:p>
      <text:p text:style-name="P1">חוץ מזה לא כתבתי בוא פה חוק הסיבה תוצאה אבל כל הלוח זה חוק הסיבה תוצאה אם אני מתחיל וזה המקום שבגללו אני מגיע בסוף</text:p>
      <text:p text:style-name="P1">לטיפול עכשיו אני עסוק המציאות שלי בונה בצורה ראקטיבית אבל היא שוב פורגשת את מה שהיא מנסה למנוע קרנו זה הט נגיד יש לה תודעה אקטיבית שהיא תמיד בורת בדיוק את הדבר אותו היא מנסה למנוע כשזה קורה לה במציאות מה היא אומרת לעצמה</text:p>
      <text:p text:style-name="P1">ידעתי</text:p>
      <text:p text:style-name="P1">ידעתי מוכח את עצמו</text:p>
      <text:p text:style-name="P1">אי אפשר לסמוך על אף אחד</text:p>
      <text:p text:style-name="P1">מחזק את זה ממשיך לחזק אתה</text:p>
      <text:p text:style-name="P1">אז להגיד לסוטית אנחנו כתבנו תת עמוד מוכיח את עצמו לעצמו אומר ידעתי אוקיי אה אפשר לכתוב סיטת עמוד יש פה נטיה החלפתי כן צריך לך גלגמן נראה לי שהוא זורק את החתו זה פשוט סליבה לא משנה בהזמנות הזדמנות</text:p>
      <text:p text:style-name="P1">תת המודה מוכס עצמו לעצמו אפשר גם לכתוב שתת המודה ישניה טבעית לבטא את עצמו במציאות זה אותו משפט אבל פה זה חשוב כי הבן אדם מסתכל על המציאות אומר אני ידעתי למה זה מוביל זה גם חשוב</text:p>
      <text:p text:style-name="P1">חזקה אסטרטגית</text:p>
      <text:p text:style-name="P1">נכון זה מחזק את האסטרטגיה הסרטגיה אומרת אה אם ככה נחזק אתם גם יהיה לכם דיאלוג כזה עם המטופלים אגיד לך לא תל</text:p>
      <text:p text:style-name="P1">אתה אומר לי זה הנה תראה לזה עוד פעם קרה לי מה אתה בא לי עכשיו</text:p>
      <text:p text:style-name="P1">התנגדות</text:p>
      <text:p text:style-name="P1">רק את עצי אמרתי לבעלי זה מה שאלים</text:p>
      <text:p text:style-name="P1">אני שבת איתי עם בעלי וידעתי שאני לא יכולה לסמוך עליו אפשר לזהותטגיה</text:p>
      <text:p text:style-name="P1"><text:soft-page-break/>ברגע הזה מה אפשר לעשות עצמי פסיכואטי כאילו של רגע בוא משהו שטל משהו שטל פעם עשה נורא יפה יש כל מיני טכניקות פה כן להראות וזה אבל משהו שטל עשה פעם יפה הוא אמר לא תגיד אתה מכיר אנשים שכשהם סומכים על מישהו זה קצת כן עובד להם מכיר סביבך אנשים שיכולים לסמוך בזה אוהבת שכן משהו אחת</text:p>
      <text:p text:style-name="P1">איך זה שאתה מחלץ מהמציאות את זה ושמחה אתה כן רואה אנשים שנישנים עליו בזוג שלהם שנותנים לא משנה</text:p>
      <text:p text:style-name="P1">אגב עשיתי משהו הפוך עם הבחור הזה</text:p>
      <text:p text:style-name="P1">שתדלק פעם את הדלק הלא נכון ובאז הוא לא נוס הוא לא עוצר בתחנות דלק אין לו דלק</text:p>
      <text:p text:style-name="P1">זה נשמע הפרעת אישיות זה נשמע</text:p>
      <text:p text:style-name="P1">הפרעתישיות מנותית שת</text:p>
      <text:p text:style-name="P1">אני לא יודע משהו שם לא יושב זה ברור</text:p>
      <text:p text:style-name="P1">אה צריכה להפתיע אותי שהובה אליי</text:p>
      <text:p text:style-name="P1">כן זה גם אליך ביוקר כאילו מה עובר עליך אבל עוד פגישה אחלה שיש בוזה</text:p>
      <text:p text:style-name="P1">כן כן כן</text:p>
      <text:p text:style-name="P1">א</text:p>
      <text:p text:style-name="P2"><text:span text:style-name="T1">מה שאמרתי לו תשמע אני אין לי את כל העניינים שלך אבל גם אני דלקתי א יותר מפעם אחת את הדלת היום נכון ואגב השבוע יש לו פה מישהי אחרת שגם כן שמה סודר בתהרבי שלה עם הנכלית של חברה זה לא וזה שלעצמו גם נתן לו כפה הוא לא ד</text:span><text:span text:style-name="T2">*** </text:span><text:span text:style-name="T1">עד כדי כך אנשים עושים את העותמ</text:span></text:p>
      <text:p text:style-name="P1">לא נרמלתי את האירוע דווקא לצד השני</text:p>
      <text:p text:style-name="P1">אוקיי אפשר שמאלה ואפשר ימינה</text:p>
      <text:p text:style-name="P1">נכון אחלה</text:p>
      <text:p text:style-name="P1">אחלה</text:p>
      <text:p text:style-name="P1">רק הנרמול רפון גם זה נגיד משהו שצריך להיכנס כ מה חדש כן</text:p>
      <text:p text:style-name="P1">בין ההקר אפשר לעשות טעויות יכול מה עורם איתי כן</text:p>
      <text:p text:style-name="P1">בדיוק זה</text:p>
      <text:p text:style-name="P2"><text:span text:style-name="T1">אוקיי בסכמה הזו טוב יש לזה נכון גרפי מאישור המציאות הלא רצויה אנחנו מגיעים לשלב המראתי אני או נתקל אני מגיע בעצם לטיפול אפשר פה לכתוב זה יהיה נכון גם להוסיית א אולי הגעה לטיפול מגיע לטיפול כי הוא אומר המציאות ד</text:span><text:span text:style-name="T2">**** </text:span><text:span text:style-name="T1">לי אני לא יכול לסאת אותה יותר או שאני לא מסתדר היא מראה מישהו מטריף אותי קשר לקוי אחד משני אלה בדרך כלל יביא אותו שוב אנחנו ברזון הגדרתי פה כן אז אני או בהתקלות במציאות או בהתקלות במראה המראה שוב פעם יכולה להיות או מציאות או זולה</text:span></text:p>
      <text:p text:style-name="P1">אבל מה שמדהים זה שברגע שאתה נתקל בן דבר זה פתאום כל העולם כי אתה רואה מיליוני מראות כאלה זה לא נגמר נכון שאתה מילפן</text:p>
      <text:p text:style-name="P1">בדרך כלל מה שקורה גע לטיפול לא מתי פוגי אבל אני נופל למיקוד שיטה חיצוני השמט האחר קורבנות חווית האיום כתבתי את זה שיהיה שתזכרו מה חוסם אותנו שמה</text:p>
      <text:p text:style-name="P1">העליונות המוסרית השלת העוצמה ובדרך כלל אנחנו עושים תקיפת המרא וזה גם כן מעגל הראקטיב זה מחזור האינפורמציה קרא לנו</text:p>
      <text:p text:style-name="P1">פה אתה יכול להגיע את ההגה לטיפול פה</text:p>
      <text:p text:style-name="P1">כן</text:p>
      <text:p text:style-name="P1">עכשיו</text:p>
      <text:p text:style-name="P1">בסדר</text:p>
      <text:p text:style-name="P1">ונקודת הוך זה צבתי מטור</text:p>
      <text:p text:style-name="P1">כן זהו גם לי לקחת</text:p>
      <text:p text:style-name="P1"><text:soft-page-break/>רפי זה נראה במקרה טובה אייז אבל א</text:p>
      <text:p text:style-name="P1">כן רופיה איזה מוח לא יצירתי יש לי</text:p>
      <text:p text:style-name="P1">אולי דווקא טוב לא משנה</text:p>
      <text:p text:style-name="P1">צריך לעשות רק זה יותרניז</text:p>
      <text:p text:style-name="P1">מעגלי אולי בשלבים כאלה כאילו ש</text:p>
      <text:p text:style-name="P1">טוב לא מצפשות לא ראיתי זה</text:p>
      <text:p text:style-name="P1">לא משנה הראש ברור תודעת ההיפוך היא כשבן אדם עובר ממשך למשך מברר אלא פה פה הוא פה צריך להכניס את מראה שחרר</text:p>
      <text:p text:style-name="P1">זה הטכניקה של המשך למשך אבל זה לא אנחנו מושים תכף נראה תנו לי איזה משור משפט שצבר פה נפח הרבה יותר משמעותי לאנשר בחודשים או בשנים האתחות באור מחשבת הבזק אז אנחנו מתחילים להבין</text:p>
      <text:p text:style-name="P2"><text:span text:style-name="T1">שהגאונות שלנו היא בכניסה בכניסה וכניסה ובכניסה וכניסה למחשב את הבזק לרצף הזה אה אני אומר לו טוב תקליט את הפגישה אני רואה אותו נסגר מבחינתי אני אני מסודר</text:span><text:span text:style-name="T2">.</text:span></text:p>
      <text:p text:style-name="P2"><text:span text:style-name="T1">מה קרה</text:span><text:span text:style-name="T2">?</text:span></text:p>
      <text:p text:style-name="P2"><text:span text:style-name="T1">אני מסודר</text:span><text:span text:style-name="T2">. </text:span><text:span text:style-name="T1">אני לא צריך כלום</text:span><text:span text:style-name="T2">. </text:span><text:span text:style-name="T1">מה קרה שמה</text:span><text:span text:style-name="T2">? </text:span><text:span text:style-name="T1">לא</text:span><text:span text:style-name="T2">, </text:span><text:span text:style-name="T1">אני לא יודע איך צור</text:span><text:span text:style-name="T2">. </text:span><text:span text:style-name="T1">למה לא</text:span><text:span text:style-name="T2">? </text:span><text:span text:style-name="T1">אם אני אעשה זה ימחק</text:span><text:span text:style-name="T2">, </text:span><text:span text:style-name="T1">את כל שמה</text:span><text:span text:style-name="T2">. </text:span><text:span text:style-name="T1">כלומר הרעיון הזה שלנו ופה אני מזכיר לכם</text:span><text:span text:style-name="T2">, </text:span><text:span text:style-name="T1">לא יודע איך תכתבו את זה</text:span><text:span text:style-name="T2">. </text:span><text:span text:style-name="T1">אנחנו אף פעם לא עוצרים במחשבת בזק אחת</text:span><text:span text:style-name="T2">. </text:span><text:span text:style-name="T1">אנחנו תמיד מניחים שזה דומינו שזה</text:span></text:p>
      <text:p text:style-name="P2"><text:span text:style-name="T1">שבסוף יגיע ליד האוכלזת</text:span><text:span text:style-name="T2">. </text:span><text:span text:style-name="T1">גם מילה שלא מופיעה פה לדקת רוח</text:span></text:p>
      <text:p text:style-name="P1">איך לא</text:p>
      <text:p text:style-name="P1">אנחנו עושים בירוש מחשבת הבזה משם מבינים את הרגשות משם מבינים או המודל המלא מראה לידנו אוחזת בנוי מ שחרר סרגל הטל תקופך סמן תקופך קבל וקבל</text:p>
      <text:p text:style-name="P1">זה כל חוק המון</text:p>
      <text:p text:style-name="P1">זה החגיגה האחרונה שתי שתי רוצה שחק הסנוג לא מתייחס בעלת הבית</text:p>
      <text:p text:style-name="P1">לא עכשיו אני לא בואי בואי אליי בואי סליחה</text:p>
      <text:p text:style-name="P1">יש לנו ציבוב לעשות את השיעור לאחד</text:p>
      <text:p text:style-name="P1">תראו איפה לשים את הבדח להערה זה קצת חמקמק כן</text:p>
      <text:p text:style-name="P1">איפה לשים מה</text:p>
      <text:p text:style-name="P1">את הבדח להרה מראה שחרר זה חוק מראות מראה שחרר סרגל אתר מקומך סמן מקומך קבל אוזוז וקבל זוכרים</text:p>
      <text:p text:style-name="P2"><text:span text:style-name="T1">זה היה השיעור בסוף אתם רוצים כשאני עובר ממיקוד שיטה חיצוני מיקוד שיטה פנימי אני מקשיב על המראה במשפך העליון משחרר אותו ומתחיל למשוך מהמראה פנים על היד האוכזת חלקנו יכול יכולים להתחיל מהסיפור ופשוט לתשאל</text:span><text:span text:style-name="T2">. </text:span><text:span text:style-name="T1">אני היום יותר מקשיב קודם כל הסיפור של גם של משקף תחתון מתחיל לחפש את החיבורים</text:span><text:span text:style-name="T2">. </text:span><text:span text:style-name="T1">אתם זוכרים מה אני אומר</text:span><text:span text:style-name="T2">?</text:span><text:span text:style-name="T1">כן עוד פעם</text:span></text:p>
      <text:p text:style-name="P2"><text:span text:style-name="T1">כאילו גם חקירה קודם כל תמיד אני מקשיב ללמה אני פה מקשיב לומד את השפה את הסיפור את המראות את המציאות הלא רצויה את כל המאומה יכול מפה להתחיל שולמה למה למה למה שזה קצת יותר מאפגר מעדיף להקשיב למשפך תחתון</text:span><text:span text:style-name="T2">. </text:span><text:span text:style-name="T1">צריך לראות איך אפשר להכניס את זה חו</text:span><text:span text:style-name="T2">.</text:span></text:p>
      <text:p text:style-name="P2"><text:span text:style-name="T1">חקירת העבר</text:span><text:span text:style-name="T2">.</text:span></text:p>
      <text:p text:style-name="P2"><text:span text:style-name="T1">קירת העבר</text:span><text:span text:style-name="T2">. </text:span><text:span text:style-name="T1">ילדות מתחיל להריח ויכול כבר להקיש לפעמים מזה לזה</text:span><text:span text:style-name="T2">. </text:span><text:span text:style-name="T1">ואם לא מקיש חוזר מלמעלה ועובד מסודר ממראה ליד או חזר</text:span><text:span text:style-name="T2">. </text:span><text:span text:style-name="T1">טמה טה טם טה טהטה</text:span><text:span text:style-name="T2">. </text:span><text:span text:style-name="T1">אני אישית היום נותן מספיק זמן לשמוע משפך עליון</text:span><text:span text:style-name="T2">. </text:span><text:span text:style-name="T1">מבין מה אני רואה</text:span><text:span text:style-name="T2">. </text:span><text:span text:style-name="T1">היום נשאר מישהו</text:span><text:span text:style-name="T2">. </text:span><text:span text:style-name="T1">לא הבנתי מה מה ראה</text:span><text:span text:style-name="T2">. </text:span><text:span text:style-name="T1">לא אגב עצם זה שלא הבנתי מה אני רואה</text:span></text:p>
      <text:p text:style-name="P1">זה הדבר כאילו איך יכול להיות שאני</text:p>
      <text:p text:style-name="P1"><text:soft-page-break/>אה אני עכשיו נזכרתי בדיוק על מי את זה מדבר אנחנו אבל זה הסיפור שלנו איתו כבר כל הזמן</text:p>
      <text:p text:style-name="P1">כן</text:p>
      <text:p text:style-name="P1">בסוף הצחת להם מה אתה אומר</text:p>
      <text:p text:style-name="P1">גילינו גילוי</text:p>
      <text:p text:style-name="P1">אין מה מה זה הסיפור</text:p>
      <text:p text:style-name="P1">אני לא יודע אם זה קשור אומר כן שקשור</text:p>
      <text:p text:style-name="P1">אי אפשר לצאת ממנו</text:p>
      <text:p text:style-name="P1">אני לא יודע אם זה פתור כל פעם אני פג אה מה אומר לי של כן</text:p>
      <text:p text:style-name="P1">ישר תלמיד בקורס באימפקט לא הצלחנו לצאת ממנו הוא לא ברור מסור</text:p>
      <text:p text:style-name="P1">שנינו לא הצלחנו להבין מה אנחנו רואים</text:p>
      <text:p text:style-name="P2"><text:span text:style-name="T1">לא הבנו מה אנחנו רואים חבר</text:span><text:span text:style-name="T2">'</text:span><text:span text:style-name="T1">ה וואלה</text:span></text:p>
      <text:p text:style-name="P1">באמת אנחנו באמת אמרנו שנינו לא הצלחנו להבין</text:p>
      <text:p text:style-name="P1">פירה בתוך פירה בתוך פירה ואתה לא מבין אתה לא אתה לא מבין מה הוא רוצה וכל הזה זה לא מתחבר לי</text:p>
      <text:p text:style-name="P1">הוא עושה ככה עם הידיים</text:p>
      <text:p text:style-name="P1">וזה לא מתחבר ואני רוצה לפר ו</text:p>
      <text:p text:style-name="P1">כן</text:p>
      <text:p text:style-name="P1">והיה החיים של היו טובים ועכשיו הם לא ואתה מתחיל משפט אחי שלוש דקות אתה לא יודע איפה אתה ואיפה הוא ו</text:p>
      <text:p text:style-name="P1">סיימתי באמת אז זה היה אחד הכי קשים שהיה</text:p>
      <text:p text:style-name="P1">ליאן נגמר רה בסוף הסדר הוא שולח לי יודע אחרי כמה שבועות הוא מרגיש שלא פיצחנו אותו ואני אומר ואני</text:p>
      <text:p text:style-name="P1">אביוסלי</text:p>
      <text:p text:style-name="P2"><text:span text:style-name="T1">הוא מבקש פגישה קישה בפספים אני אומר אני לא יכול לעזור לו זה לא משהו שמה בכל סיפורים אבא אלכוהוליסט ועוזב אותו והוא בורח כל פעם מסמן רצומות לב הוא וכל זמן יש לו ובאפשר אומרים לגישה אנשים אומרים תקרא זכוכית וזה אני לא אני אומר זה לא תקרא זכוכית זה חדר מזכוכי זה מכל הכיוונים עוברת </text:span><text:span text:style-name="T2">40 </text:span><text:span text:style-name="T1">עוברות </text:span><text:span text:style-name="T2">40 </text:span><text:span text:style-name="T1">דקות אני כבר לא יודע איזה רקיע אני צריך והוא יושב לי בסטרס והוא לא רגוע והוא לא מסתכל עליי והסיפור אחד שלו זה שהוא היה מליד מאוד יפה כזה שכונת תמימנים אתם יפה</text:span></text:p>
      <text:p text:style-name="P1">הדודה בא לראות אותו הוא בלח שלא תראו אותו בא בשביצים באיך שהוא נראה</text:p>
      <text:p text:style-name="P1">ופעם מעמיתים אותו בינה אז כל פעם ששב על זרקו</text:p>
      <text:p text:style-name="P1">בקיצור בסוף הקישה הוא מספר לי על זה שהוא היהטור בילדות</text:p>
      <text:p text:style-name="P1">פדוס חוכית</text:p>
      <text:p text:style-name="P1">כן</text:p>
      <text:p text:style-name="P1">שהוא כל הזמן מרגיש כל הזמן מרגיש כל ולבד מסתכלים עליו</text:p>
      <text:p text:style-name="P1">אגב בגלל זה מה ש</text:p>
      <text:p text:style-name="P1">מסתכלים עליו הוא מרגיש קלו הוא לבד</text:p>
      <text:p text:style-name="P2"><text:span text:style-name="T1">ופתאום עכשיו אני ממש נזהרתי הוא אומר לי זה לא תקרה זכוכית כל הבי זה זכוכית היא מכל הכיוונים הוא עומד את זה כמבוגער חצי שעה </text:span><text:span text:style-name="T2">40 </text:span><text:span text:style-name="T1">דקות אחרי זה הוא בא לי עם האנקובטור הזה</text:span></text:p>
      <text:p text:style-name="P1">ואני עדיין חושב שאני לא יכול לעזור לו אז איז</text:p>
      <text:p text:style-name="P1">זה כבר אה</text:p>
      <text:p text:style-name="P1">אה אני נתתי לו שני תרגילים אחד מה שאני ראיתי זאת שכל פעם שעולה אצלו ה רפת הזו הוא אומר מה הסוד אני לא יודע אני לא יודע מה הקצבות ניסיתי ללמד אותו</text:p>
      <text:p text:style-name="P1"><text:soft-page-break/>לתשור בזה להיות כי לא לא הייתי מזה ושתיים עשיתי לו הדגמה של דמיון מודרף אמרתי לו עכשיו יש לך שנה כל יום יעשה את זה או לא יעשה את זה אתה חוזר לאינקובטור</text:p>
      <text:p text:style-name="P1">חווה את החוויה אתה רוצה שירים אותך אתה דוא שירים אותך אתה רוצה לשמור את הקירות אתה שובר את הקירות אתה רוצה להביס את הקירות אתה רוצה שמתפור מה שאתה רוצה אתה יוצא מיש הורס את הדרך הזו</text:p>
      <text:p text:style-name="P1">מחזיר לו את הכל</text:p>
      <text:p text:style-name="P2"><text:span text:style-name="T1">כן איכשהו עכשיו גם הבעיה שלו באבטור שהוא הייתה מאוד אומר רציתי כבר א רציתי לצאת מזה רציתי כאילו תינוק יושב מרגיש כל בתוך כזה אמא שלו משאירה אותו באוטו בכוונה לא יודע לאן מפגישה של שעה כזו נקפעס כאילו קבו לי </text:span><text:span text:style-name="T2">45 </text:span><text:span text:style-name="T1">דקות משכתי לשער</text:span></text:p>
      <text:p text:style-name="P1">לא אבל הוא אומר חנוק רציתי לשבור אני אומר לו אתה אומר כל החיים אני מרגיש כך מ</text:p>
      <text:p text:style-name="P1">גול יותר מידה אולי צפו אותו קודם</text:p>
      <text:p text:style-name="P1">טוב בוא נמשיך סתם</text:p>
      <text:p text:style-name="P1">קודם כל אומרים שהתאים זהר כאילו אגב זה גם משהו שתדעו מביא לכם מישהו אר קיבלו נקודה כזאת קודם</text:p>
      <text:p text:style-name="P1">מביא מישהו כזו אסוציאציה</text:p>
      <text:p text:style-name="P1">וזה בן אדם שכל הזמן אומר אני לא זוכר אני לא זוכר אני לא זוכר אני לא זוכר אני לא זוכר אני לא זוכר דרך אגב הייתי בפג הייתי באינקובטור אבל זה סיפור שסיפרו לו כבר לא שהוא הפל</text:p>
      <text:p text:style-name="P1">לא יודע</text:p>
      <text:p text:style-name="P1">אבל אבל גם אז אתה שואל אותו מה התגשת</text:p>
      <text:p text:style-name="P1">אני רק רציתי לשבור את זה לא יכולתי זה מה שהוא מביא היכול היה להגיד הסתכלו עליי לא היה לי נעים פחדתי שאני אמות</text:p>
      <text:p text:style-name="P1">הוא הביא את אותה חוויה שיש לו של כל החיים א יש לי לקוח שווה אני מספר לך זה</text:p>
      <text:p text:style-name="P2"><text:span text:style-name="T1">מדהים אגב הוא אחד הדברים ש אה לפעמים קורה הרי מה הוא מה הוא בעצם עשה לנו למה כל הערפול הזה הוא גם מעביר אתם צריכים ש אמרתי לכם שמטופלים מעבירים אותכם לפעמים את החוויה שלהם הוא גם תחשבו יל תינוק באינקובטר לא מבין מה קורה כן לא משנה וגם יש מצב שלפעמים עושים לך דבר כזה כש כאילו התחושה הייתה שהוא עושה הכל כדי שלא נתקרב בסדר שלא נראה אפרופו בורח שיראו אותו אוקיי אז הדבר היחידי שעשיתי איתו שהצלחתי לעשות איתו זה שהבנתי שהוא לא רוצה שאני אתקרב ואז התקרבתי אליו עם הכיסא אמרתי בבקשה רק שתסתכל לי בעיניים קצת ואז הוא התחיל לבכות זה אבל לא הבנו למה</text:span><text:span text:style-name="T2">. </text:span><text:span text:style-name="T1">הוא לא הצליח להגיד למה אבל זה הדבר היחידי שראי ראיתי רק שהוא עושה לי בחדר ועשיתי משהו עם זה אבל עכשיו זה</text:span></text:p>
      <text:p text:style-name="P1">ולא עשית הסורס</text:p>
      <text:p text:style-name="P1">זה לא אבל עכשיו זה ברור</text:p>
      <text:p text:style-name="P1">כאילו התחושה הזאתי הרצון הזה לפרוץ כל הזמן ובאמת הבחירה הוא לקחת אותו לכיוון שמצליח לפעוץ ולא דווקא לשוט רגע ול</text:p>
      <text:p text:style-name="P1">רגע זה אני לא יודע בדיוק מה פו אני תחיל רגע עכשיו זה כי אתה קצת בענטי אני שואל את זה מה שאני עושה אני שואל את עצמי אוקיי מה מרגיש באנקבטרו</text:p>
      <text:p text:style-name="P1">בדר</text:p>
      <text:p text:style-name="P1">נכנסתי לאינקובטרו נכנסתי לנעלי התינוק אני אומר לעצמי טוב איך מסתכלים עליי</text:p>
      <text:p text:style-name="P1">בחשש</text:p>
      <text:p text:style-name="P1">בחששגן</text:p>
      <text:p text:style-name="P1">מה אני</text:p>
      <text:p text:style-name="P1">ג</text:p>
      <text:p text:style-name="P1">פגיע</text:p>
      <text:p text:style-name="P1"><text:soft-page-break/>פגיע קודם כל אני פגום</text:p>
      <text:p text:style-name="P1">קודם כל אני מקולפ</text:p>
      <text:p text:style-name="P1">דוחפים לי</text:p>
      <text:p text:style-name="P1">באמת כולם מסתכלים עליי</text:p>
      <text:p text:style-name="P1">נפלו</text:p>
      <text:p text:style-name="P1">עליי עם דאגה</text:p>
      <text:p text:style-name="P1">ב יצאתי מהיכם שזה גם ככה טראומה אני לא יודע איך אנשים מתאוששים מזה</text:p>
      <text:p text:style-name="P1">ואני בתוך צמיכה זכוכית לא תגידו לי זה לא הייתות ראשונה כאילו דרמה שלאים</text:p>
      <text:p text:style-name="P2"><text:span text:style-name="T1">אז אני שמה אני מנותק אני מנוכר דואגים לי אי אפשר לגעת בי לא יודעים אם אני אחייה או לא כאילו זה הקדר הראשון שלי קודם כל אני אומר לזה הוא בקע אין מצב שזה לא משמעותי אוקיי ועכשיו אני מתחיל לשאול עצמי זה יש לזה מערכת יחסים במציון</text:span><text:span text:style-name="T2">. </text:span><text:span text:style-name="T1">עכשיו תקשיבו</text:span><text:span text:style-name="T2">, </text:span><text:span text:style-name="T1">אני לא אומר שזה פתרון של הכל</text:span><text:span text:style-name="T2">, </text:span><text:span text:style-name="T1">אבל זה התחלה</text:span><text:span text:style-name="T2">. </text:span><text:span text:style-name="T1">אם נהיה פה באיזשהי צניעות</text:span><text:span text:style-name="T2">, </text:span><text:span text:style-name="T1">זה התחלה מאוד מאוד</text:span><text:span text:style-name="T2">.</text:span></text:p>
      <text:p text:style-name="P2"><text:span text:style-name="T1">אני רוצה רגע אני רוצה רגע לענות כי זה נשאר כבר פעמיים פה וזה רגע נורא חשוב</text:span><text:span text:style-name="T2">. </text:span><text:span text:style-name="T1">אנחנו לא כשאנחנו אומרים לקבל את הבור זה כי אנחנו רוצים לתת לעשות את זה כמו </text:span><text:span text:style-name="T2">un and lowess, </text:span><text:span text:style-name="T1">כן</text:span><text:span text:style-name="T2">? </text:span><text:span text:style-name="T1">להיות יחד עם הילד בחוויה ולתת שם כמו החזקה הורית</text:span><text:span text:style-name="T2">. </text:span><text:span text:style-name="T1">אבל זה לא אומר שאני לא רוצה עם הילד וזה היה זקוק להגנה או למישהו שיוציא אותו והוא היה בחוויה נורא לא נעימה חס וחלילה מישהו נהנס אני לא הולכת ולישארת איתו באונס אני מביאה הורה ששומר עליו מהאוונס בסדר תחשבו מה הצורך שנפגע ומה ההורה היה צריך כשאני אומרת לשבת לבבור לא להשאיר אותך בטראומה בסדר זה כי זה זה</text:span></text:p>
      <text:p text:style-name="P1">זה רגע זה נורא חשוב צריך נורא להיזהר כי יש מטפלים שעושים את זה ואחר כך הם מגיעים בסדר כאילו רגע אם זה הדבר שצריך ללמוד שות פה שבעצם זה היה בס שזה שמר עליי וזה שהיה חיובי או באמת להצליח להרגיש את המסוגלות אנחנו לא יודעים אז אנחנו שואלים אותו שואלים אותו</text:p>
      <text:p text:style-name="P1">מה אנחנו עכשיו נפתח חדר שלם באמת חבר זה נפתח חדר שלם</text:p>
      <text:p text:style-name="P1">וואו זה באמת מטורף</text:p>
      <text:p text:style-name="P1">מה עכשיו מה עכשיו</text:p>
      <text:p text:style-name="P1">מה היית צריך</text:p>
      <text:p text:style-name="P1">אנחנו לא יודעים אנחנו הולכים לחור מה צריך</text:p>
      <text:p text:style-name="P1">הוא אומר לי לחת הפגישה רואה כבר תשמע פעם אני מאוד אוהב את הלבד שלי וזה והטוב לי בלבד אבל כשזה מבחי בחירה לא כש עכשיו כבר הלבד שלי הוא לא מבחירה פשוט מה זה מתנגד מדבר עם האנקובטור כן לא</text:p>
      <text:p text:style-name="P1">אוקיי כן אה לא זה לא משנה עכשיו צריך לשמוע עכשיו אני לא היה לי זמן פה אז אמרתי לו מה שאתה אתה רוצה לזחול החוצה ולחבק את אמא ואבא או שמת קיבל ת אמרתי לו תעשה את זה כל יום ומבחינתי כל יום דלתות מסתובבות עשה סצנריו אחר כאילו שימיס את המציאות</text:p>
      <text:p text:style-name="P1">כאילו להיות באינקובטור הוא כבר יודע הוא לא יודע איך לצאת משם משהו כזה רק אומר אני מסכן שמה שהיה אמרתי לוקח מפה איזה ריאלי שאתה רוצה כבר ראיתי אותו</text:p>
      <text:p text:style-name="P1">מה הילד הזה</text:p>
      <text:p text:style-name="P1">אני לא חושב שהוא יצליח לעשות את זה לבד</text:p>
      <text:p text:style-name="P1">כן</text:p>
      <text:p text:style-name="P1">לא מטופלים קודם כל אומרים לכם בתורג לפעמים אתם מחפשים שאתם עושים נגיד את המדימה מודרך או משהו שאתה ולמה הילד הזה היה צריך אז בהתחלה אומר הוא רק צריך סיבוק טוב אתה רואה שאין הכלה מה הוא עוד צריך האמת צריך שתיקח אותי מפה הם אומרים לכם בסדר מהם הם צריכים ואז פתאום אתם רואים אתם מרגישים כשזה כן כזה תיקון</text:p>
      <text:p text:style-name="P1"><text:soft-page-break/>נזכרתי גם כשדיברת על העברה ומשהו ממש ממש מגניב שקרה לי היום אה אני עובדת בגן תקשורש ועכשיו זה שלב שאנחנו כת יושבים על הל הילדים קולצבות וזה ובונים להם תורות לאורך השנה ותוך כדי שאנחנו מדברות על כמה ילדים פתאום ממש בחלל של הבן הבן הצוות פתאום כאילו נגדיב על ילדה שהיא כבר נמדת והמון דברים פתאום כזה אנחנו עברנו מלא שאין לו סך לגעת אז כאילו ממש השתפה אנרגיה של מה שדיברנו אפילו כשהדה לא נוכחת וזה כאילו נראה בחדר ממש ממש ממש כאילו</text:p>
      <text:p text:style-name="P1">לראות את כל ב</text:p>
      <text:p text:style-name="P1">אוקיי</text:p>
      <text:p text:style-name="P1">קשר בין תוכן לתהליך</text:p>
      <text:p text:style-name="P1">אז אחרי שאנחנו עובדים עם המראה עושים את החקירה הזו משפך עליון משפך תחתון אולי צריך להכניס את זה שמה</text:p>
      <text:p text:style-name="P1">כן</text:p>
      <text:p text:style-name="P1">איך נכניס את זה</text:p>
      <text:p text:style-name="P1">איפה זה איפה אתהבדה</text:p>
      <text:p text:style-name="P1">אחרי נקודת העיפור כן איפה אנחנו את עבודת המשפחים</text:p>
      <text:p text:style-name="P1">ממשב למשב כאילו איפה מתחילה נקודת ההיפוך</text:p>
      <text:p text:style-name="P1">מהגל טיפול אולי צריך לעשות פה</text:p>
      <text:p text:style-name="P1">כאילו כזה קטע כזה של הגעה לטיפול נגיד שהוא נפגש אחרי כל הלופ הראקטיבי קל במציאות הגע לטיפול זה לא נכון</text:p>
      <text:p text:style-name="P1">ואז חקירה נכון</text:p>
      <text:p text:style-name="P1">ואז חקירה של משפך עליון</text:p>
      <text:p text:style-name="P1">איפה</text:p>
      <text:p text:style-name="P1">כל הירוק</text:p>
      <text:p text:style-name="P1">כאילו בנקודת היפוך מבחינתך זה שהבן אדם רוצה טיפול</text:p>
      <text:p text:style-name="P1">לא אני הטיפוס זה שאני משקר את המרב ומתחיל זה קצת מסלול לפני לפני אתה אומר הגאה לטיפול חקירת משפך עליון</text:p>
      <text:p text:style-name="P1">נקודת אולי אולי פה ככה עבודת משפחים</text:p>
      <text:p text:style-name="P1">אה אפשר</text:p>
      <text:p text:style-name="P1">כן כן נחיל על זה</text:p>
      <text:p text:style-name="P1">טוב נחשוב על זה למה זה נכון כי זה על כל ה</text:p>
      <text:p text:style-name="P1">איפה הוא מגיע לטיפול בעצם זה ש</text:p>
      <text:p text:style-name="P1">אני חושב שנקודת ההיפוך היא שאני יוצא מהמעגל הראקטיבי מחזור אינפורמציה זה קורה בטיפול</text:p>
      <text:p text:style-name="P1">זה יכול לקרות או בטיפול</text:p>
      <text:p text:style-name="P2"><text:span text:style-name="T1">או בן אדם שיש לו בן אדם חבר</text:span><text:span text:style-name="T2">'</text:span><text:span text:style-name="T1">ה אם כתוב הגיפול לא צריכה להיות בסדר זה לא משנה</text:span></text:p>
      <text:p text:style-name="P1">אבל ממשך למשל</text:p>
      <text:p text:style-name="P1">זה לא ג אני צודק זה לא גל טיפול זה כאילו זה שלב</text:p>
      <text:p text:style-name="P1">תחילת הרי תחילת לפני הרי</text:p>
      <text:p text:style-name="P1">לא חייב להיות בטיפול</text:p>
      <text:p text:style-name="P1">שלם לא יכול לגלות לעצמו את המראה</text:p>
      <text:p text:style-name="P1">אז נקודת היפוך ותחילת הרי או תחילת הטיפול</text:p>
      <text:p text:style-name="P1"><text:soft-page-break/>תחילת הריפוי הוא לא הטיפול כי את הטיפול הוא עושה בכל מקרה הוא לא יוכל לברר את כל הבירורים המקדימים לבד</text:p>
      <text:p text:style-name="P1">ברוב המקרה אז ממשך למשף עושים עבודת משפחים שומעים את הכל וזה מוביל אותנו לבירור מחשבת המזק זה בסדר לעשות את עובדה המשפחים ככה</text:p>
      <text:p text:style-name="P1">כן עבדה זה מתחיל</text:p>
      <text:p text:style-name="P1">איכות הרגש ומשמה המודל המלא ממראה ליד אוחזת זה תחת סיפור של המשפחים אתם איתי</text:p>
      <text:p text:style-name="P1">כן</text:p>
      <text:p text:style-name="P2"><text:span text:style-name="T1">כן אני מזכיר שיהיה גם קטע טכני מראה שחרר סרגל אתר מפך סמן ממך קבל ו המעגל הזה ממשיך</text:span><text:span text:style-name="T2">. </text:span><text:span text:style-name="T1">כלומר</text:span><text:span text:style-name="T2">, </text:span><text:span text:style-name="T1">אנחנו כל הזמן עושים את החקירה הזאת</text:span><text:span text:style-name="T2">. </text:span><text:span text:style-name="T1">כן</text:span><text:span text:style-name="T2">? </text:span><text:span text:style-name="T1">לעשות את זה בחזרה</text:span><text:span text:style-name="T2">. </text:span><text:span text:style-name="T1">זה נדרש החץ הזה</text:span><text:span text:style-name="T2">.</text:span></text:p>
      <text:p text:style-name="P2"><text:span text:style-name="T1">כן</text:span><text:span text:style-name="T2">.</text:span></text:p>
      <text:p text:style-name="P2"><text:span text:style-name="T1">כן</text:span><text:span text:style-name="T2">. </text:span><text:span text:style-name="T1">כל פעם זה עוד נקודה ועוד נקודה ועוד נקודה</text:span><text:span text:style-name="T2">. </text:span><text:span text:style-name="T1">לפה</text:span><text:span text:style-name="T2">. </text:span><text:span text:style-name="T1">זה צריך צריך ללכת אולי לפה</text:span><text:span text:style-name="T2">.</text:span></text:p>
      <text:p text:style-name="P2"><text:span text:style-name="T1">כן</text:span><text:span text:style-name="T2">. </text:span><text:span text:style-name="T1">זה</text:span></text:p>
      <text:p text:style-name="P2"><text:span text:style-name="T1">התורה בעצמה היא המעבר</text:span><text:span text:style-name="T2">.</text:span></text:p>
      <text:p text:style-name="P2"><text:span text:style-name="T1">אוקיי</text:span><text:span text:style-name="T2">. </text:span><text:span text:style-name="T1">נסה שמעלה של פחות</text:span></text:p>
      <text:p text:style-name="P1">קראנו לו או המודל המלא היא מראה ליד אוכל זה חנפנית למה למה למה זה העבודה אז זה האיך וזה המ</text:p>
      <text:p text:style-name="P1">כן</text:p>
      <text:p text:style-name="P1">אוקיי סבבה זה אותו דבר</text:p>
      <text:p text:style-name="P1">ממראה ליד אוכל זה המהות</text:p>
      <text:p text:style-name="P1">כן זה המה</text:p>
      <text:p text:style-name="P1">איך</text:p>
      <text:p text:style-name="P1">זה בשלום</text:p>
      <text:p text:style-name="P1">כמובן שכשאנחנו עושים ממרא ליד אוז בסוף בעזרת המראה אנחנו מגלים את הפנימי הפגוע מתחילים לסגור את המעגל שוב ולכן עשינו עוד פעם הבור המצדה כל המותמ שזה כבר היה לנו בתחילת התהליך יהיו חזקים אתפסים הרגת אותי עם הפק</text:p>
      <text:p text:style-name="P1">הרגת אותי עם הפק</text:p>
      <text:p text:style-name="P1">מספר אחד מיליון פה עבודים לאחרונה בוא יודע מה עושה קומס מהקום מסונטר</text:p>
      <text:p text:style-name="P1">זה לא על פחות האופן אני אומר שאתה מכל כבר לא רוצה לקח</text:p>
      <text:p text:style-name="P1">כל פעם אתה כשאתה צומח אתה מתנגד בהתחלה ואז א זהרס את כל האירוע שצ קודם הוא עודף</text:p>
      <text:p text:style-name="P1">מי מי קובע אותם מי קובע אותם</text:p>
      <text:p text:style-name="P1">מזמן אותם</text:p>
      <text:p text:style-name="P2"><text:span text:style-name="T1">לא הגיע לך </text:span><text:span text:style-name="T2">9 </text:span><text:span text:style-name="T1">בבוקר איזה מישהו שות היה לי פה מיליארד ירדר שהיא הגיע ואחרי זה המובטל בין ה ירדר אמיתי בדיוק</text:span></text:p>
      <text:p text:style-name="P1">ומשניהם אתה מרוויח אותו דבר אין מה לעשות</text:p>
      <text:p text:style-name="P1">אחד לא אכל שגם לממן את ה את הפגישה ואני</text:p>
      <text:p text:style-name="P2"><text:span text:style-name="T1">אם זה </text:span><text:span text:style-name="T2">2020 </text:span><text:span text:style-name="T1">שעזר לא משנה</text:span></text:p>
      <text:p text:style-name="P1">מה זה משנה לא במקרג שהוא פרס מה זה משנה סתם</text:p>
      <text:p text:style-name="P1">כן מדרגות מה עשו למה דברים על רק מעשרים בשקף של הנהג של הרב בלי שזה</text:p>
      <text:p text:style-name="P1">זה מובן</text:p>
      <text:p text:style-name="P1">כן כמה</text:p>
      <text:p text:style-name="P2"><text:soft-page-break/><text:span text:style-name="T1">יש קופת צדקה תשכח לשים מקבלים כרצית השיך בבקשה אני רק כזה פילוס כמובן שאנחנו חמלא זה אני לא יכול להרוג את ה לא זה לא שום הפראה ששהם שם ידוע </text:span><text:span text:style-name="T2">1 2 3 </text:span><text:span text:style-name="T1">איפה הקדח לך כן</text:span></text:p>
      <text:p text:style-name="P1">ידושים ידושים</text:p>
      <text:p text:style-name="P1">צער איפה האקדח</text:p>
      <text:p text:style-name="P1">אצל הילדים שלו אני קצת בשני מתחת לקריף</text:p>
      <text:p text:style-name="P1">זהגי את הבית בשבילהם עכשיו</text:p>
      <text:p text:style-name="P2"><text:span text:style-name="T1">אוקיי דבר נוסף מהמסרה כמובן שכשאנחנו מבינים את הפגיעה הילדית</text:span><text:span text:style-name="T2">. </text:span><text:span text:style-name="T1">אנחנו כבר פה נתחיל להבין את האסטרטגיה גם</text:span><text:span text:style-name="T2">. </text:span><text:span text:style-name="T1">בסדר</text:span><text:span text:style-name="T2">? </text:span><text:span text:style-name="T1">אני רוצה רגע להגיד</text:span><text:span text:style-name="T2">, </text:span><text:span text:style-name="T1">חבר</text:span><text:span text:style-name="T2">'</text:span><text:span text:style-name="T1">ה</text:span><text:span text:style-name="T2">, </text:span><text:span text:style-name="T1">אסטרטגיה דיברנו עליה הרבה פה</text:span><text:span text:style-name="T2">, </text:span><text:span text:style-name="T1">פחות צריכה להטריד אתכם מאפה ילדית</text:span><text:span text:style-name="T2">. </text:span><text:span text:style-name="T1">יותר תהיו מורדים או מרוכזים בלהבין את השורש של הפגיעה</text:span><text:span text:style-name="T2">. </text:span><text:span text:style-name="T1">ואז תגידו אה הפנתי המילה אסטרטגיה יש פה פסק</text:span><text:span text:style-name="T2">. </text:span><text:span text:style-name="T1">טוב</text:span><text:span text:style-name="T2">, </text:span><text:span text:style-name="T1">מה האסטרטגיה שלו</text:span><text:span text:style-name="T2">? </text:span><text:span text:style-name="T1">מה</text:span><text:span text:style-name="T2">? </text:span><text:span text:style-name="T1">רגע</text:span><text:span text:style-name="T2">, </text:span><text:span text:style-name="T1">נפגעת ככה</text:span><text:span text:style-name="T2">? </text:span><text:span text:style-name="T1">אין</text:span><text:span text:style-name="T2">. </text:span><text:span text:style-name="T1">אוקיי</text:span><text:span text:style-name="T2">, </text:span><text:span text:style-name="T1">מה עשית כדי שזה לא קרה כל כך אסטרטגיה יש בה משהו אני שומע את התלמידים ש כן אבל לא הבנתי מה אסטרטגיה לא הבנתי מה הוא צריך לרקך את הדבר הזה אני את המילה אסטרטגיה לא ידעתי להגיד לפני שנותיים בסדר אפשר לעשות הכל גם בלי לדעת את המילה הזמן</text:span></text:p>
      <text:p text:style-name="P1">אני מרגיש גם ככשהם נוגעים בפגיעה הילדית הם בעצמם כבר מוצאים את האסטרטגיות</text:p>
      <text:p text:style-name="P1">אני משלמת ככה כי זה ככה אני</text:p>
      <text:p text:style-name="P1">אסטרטגיה בעיקר חשובה חשובה לכם בעיקר שאתם רוצים להבין מה התיקון</text:p>
      <text:p text:style-name="P1">כן</text:p>
      <text:p text:style-name="P2"><text:span text:style-name="T1">לא כן גם לראות ההופעות שלנו אז מה עשית כשכש כשנעלו אותך בשירותים</text:span><text:span text:style-name="T2">? </text:span><text:span text:style-name="T1">הבנתי שאני צריכה להיות שקטה יותר</text:span><text:span text:style-name="T2">.</text:span></text:p>
      <text:p text:style-name="P1">היה משהו שעשית איתה</text:p>
      <text:p text:style-name="P1">בדיוק מה שעשית</text:p>
      <text:p text:style-name="P1">אבל השם שלה היה טוב</text:p>
      <text:p text:style-name="P1">זה היה</text:p>
      <text:p text:style-name="P1">קוראים לה דשטה</text:p>
      <text:p text:style-name="P1">ואז הוא שאל אותך מה מה השם שלך ומסתבר שקוראים לה</text:p>
      <text:p text:style-name="P2"><text:span text:style-name="T1">ג</text:span><text:span text:style-name="T2">'</text:span><text:span text:style-name="T1">נה שאל אותם זה השם המקורינה זה כאילו</text:span></text:p>
      <text:p text:style-name="P2"><text:span text:style-name="T1">הוא כל פעם נכון אמר רק שאת תגידי לג</text:span><text:span text:style-name="T2">'</text:span><text:span text:style-name="T1">נה דיבר עם הילדה הוא דיבר תגידי לג</text:span><text:span text:style-name="T2">'</text:span><text:span text:style-name="T1">נה משתקת מישה מבטה סובייטי כבד</text:span></text:p>
      <text:p text:style-name="P1">שנה היא לא נולדה דן</text:p>
      <text:p text:style-name="P1">כן</text:p>
      <text:p text:style-name="P1">אז שאלתי שאלה תם זה תמיד היה דנה תשובה ברור הה לי שלו</text:p>
      <text:p text:style-name="P1">ברור</text:p>
      <text:p text:style-name="P1">ואז הפרדתי בין דן לשן</text:p>
      <text:p text:style-name="P1">וזה היה תקשיבנו שיבר אותה</text:p>
      <text:p text:style-name="P1">הסובייוטים סדוד</text:p>
      <text:p text:style-name="P1">ממש</text:p>
      <text:p text:style-name="P1">לאחרונה לאחרונה טיליתי שגם בוחרים</text:p>
      <text:p text:style-name="P1">עוד שכתוב ספר כבוד לגבר וואי וואי אני לא</text:p>
      <text:p text:style-name="P1">אני רוצה יש משהו ללמוד שמה שלא דורשון חבר ש באמת סתנה</text:p>
      <text:p text:style-name="P1"><text:soft-page-break/>שנפתחות ידות</text:p>
      <text:p text:style-name="P1">אה בינוס שלא הגיוני היו צוחקים עליי על זה מחים את המפלום הכי טוב בשיעור הזה דשתי נורמלית שראיתי שכל התמנים דחו לי סתם כל סתי שפגשתי</text:p>
      <text:p text:style-name="P2"><text:span text:style-name="T1">פגשתי עוד שפגשתי עוד בנות </text:span><text:span text:style-name="T2">50 </text:span><text:span text:style-name="T1">בשכונות שלנו באותה קבוצת גיל אז היו אומר אה גם את קיבלת מכות בחגורת לי כן אה גם לך זרקו כן אה זה לא רק</text:span></text:p>
      <text:p text:style-name="P1">מה מה לעשות כאילו ואז אתה פתח</text:p>
      <text:p text:style-name="P1">אני מתחילה לקלוט שכאילו</text:p>
      <text:p text:style-name="P1">בעיה של תימנים שמתחתנים עם תימנים לא משביכים את הגזע</text:p>
      <text:p text:style-name="P1">השבחת הגזע השלילי</text:p>
      <text:p text:style-name="P1">ואז א גם ההתבעות נשארות אותו דבר שמעתי</text:p>
      <text:p text:style-name="P1">במקרה שלנו אבא שלי</text:p>
      <text:p text:style-name="P1">הם מתחתנים בתוך המידה</text:p>
      <text:p text:style-name="P1">ומהרוסיות שמתחתנות עם המזרחים השפחה מי ששפחה</text:p>
      <text:p text:style-name="P1">לא איזה מוקלט השיח הזה של ההשבח רשת בחובר</text:p>
      <text:p text:style-name="P1">לא משנה כמה הדברי יצאו מכשרו אני אגידי ביי</text:p>
      <text:p text:style-name="P2"><text:span text:style-name="T1">אתמול הייתי פנצ</text:span><text:span text:style-name="T2">'</text:span><text:span text:style-name="T1">רית שצמו</text:span></text:p>
      <text:p text:style-name="P1">אבל ככה ככה זה</text:p>
      <text:p text:style-name="P1">לא לא השיעור שלנו הלכתי פחד השני התבטע עליו כחד הילדים מהן</text:p>
      <text:p text:style-name="P1">להורים את החר השחקור הקטן שלכם החושי הקטן שלכםזה הדתי</text:p>
      <text:p text:style-name="P1">בוא רגע שאב שכן אפשר לראות מהסשן שהיה אתמול זה לא להישור מהר מדי עשינו את אותה פעולה לא ותרנו מה הרגשת מימין משמאל מלמעלה תסת המבט למעלה מבט למטה</text:p>
      <text:p text:style-name="P1">גם כלי פשוט כלי למטה מי שמסתכל למטה זה</text:p>
      <text:p text:style-name="P1">שאתם שואלים בן אדם מה הולך שור ראיתי פעם אחת שהוא עושה ככה ואתה</text:p>
      <text:p text:style-name="P1">שאמרת את זה גם נתן חומר לשאר ה</text:p>
      <text:p text:style-name="P1">תמיד סוגרים עיניים מסתפלים פנימה זה תמיד שאלו אותה אבל זה מהשטח אני יודע את הדבר הזה כל פעם שמישהו מחפש את תשובות חגשיות</text:p>
      <text:p text:style-name="P1">זה תמיד לא כן אני אבל מה שחשוב גם אני שקלתי לי אני היה לי זרג שנה שחרר</text:p>
      <text:p text:style-name="P1">כן</text:p>
      <text:p text:style-name="P1">ודווקא הילדים הפנימיים לא רוצים שנברו עליהם זה לא דורש יותר מדי תבונה לא לוותר לא לוותר לא לרנה אפילו אם רע הצלחת</text:p>
      <text:p text:style-name="P1">רגע אני רוצה להגיד לך משהו חשוב הרבה פעמים בעיניי זה קשור להלך רוח של ה של המטפל עצמו אני זוכרת אותך לפני הרבה שנים לא בשנים האחרונות שכאילו אם הוא היה חוזר בלי לפצח מישהו בליצר פריצת דרך במישהו אז היית מתבאס עד העצה כאילו יש איזה פ שאתם בגלל שאתה מטפל שאתה תביא תוצאות ולפעמים דווקא הדרך היא זו שמשמעותית ובסופו של דבר הם הגיעו בכל מק כך כחון אבל הם צריכים שפו יד ביד בדרך וזה מה שאתה צריך להגיד לעצמך</text:p>
      <text:p text:style-name="P2"><text:span text:style-name="T1">כן גם להגיד פה חבר</text:span><text:span text:style-name="T2">'</text:span><text:span text:style-name="T1">ה יש פה משהו אתם זוכרים שאתה מרגיש שאתה תוק באותה קומה עליה משתמשת במונח הזה אתה באותה קומה ואתה אומר לא אני חייב לפרוץ את את ה לנקב את הנקודה הרגשית הזאתי תשאר שעה מימין משמאל את מה</text:span></text:p>
      <text:p text:style-name="P1">עד שתצ תורה כאילו</text:p>
      <text:p text:style-name="P1">זה גם היה התיקון שלה שלת לה מקום</text:p>
      <text:p text:style-name="P1"><text:soft-page-break/>כן</text:p>
      <text:p text:style-name="P1">אבל כמה זה קרוב היה אני בראש שלי אמרתי טוב אולי בחרתי אגוז לא מתאים להרגמה רציתי לוותר אמרתי לא אם אני מוותר עליה אז יהיה מורה בשבילה לשלם עוד חמש דקות ובסוף היה זה היה מטה</text:p>
      <text:p text:style-name="P1">כן לגמרי את הקושה ש</text:p>
      <text:p text:style-name="P1">כן</text:p>
      <text:p text:style-name="P1">גם להבין שזה לא גז בטלות כאילו זה לא בטלות אש כאילו להבין</text:p>
      <text:p text:style-name="P1">הבעיה שלה לוקח מישהו שאתה לא יודע מי הוא ומה הוא</text:p>
      <text:p text:style-name="P1">מול מלא אנשים גם טוב בוא נמשיך אבל שאנחנו רוצים הפסקה קטנה וכן</text:p>
      <text:p text:style-name="P1">תעלוב של הריפוי נעשה</text:p>
      <text:p text:style-name="P1">ברשבת שעס את המודל כאילו יש אסטרטגיה פה צור יש את הז אסטרטגיה ויש את האסטרטגיה גם בצד ימין</text:p>
      <text:p text:style-name="P1">נכון יש פייה ילדית ומגיע וזה אותה אסטרטגיה</text:p>
      <text:p text:style-name="P1">נכון אז כאילו חשבשת איך שחברת השירה</text:p>
      <text:p text:style-name="P1">ברצב אבל הבנתי אותו יש</text:p>
      <text:p text:style-name="P1">זה האסטרטגיה בהתפוצרות שלה</text:p>
      <text:p text:style-name="P1">נכון</text:p>
      <text:p text:style-name="P1">וזה בזיהוי האסטרטגיה אז פה נכתוב אולי נכתוב פה א יצירת אסטרטגיה ופה זיה אסטרטגיה סבבה</text:p>
      <text:p text:style-name="P1">ליאן תכתבי שמה זיהוי</text:p>
      <text:p text:style-name="P1">איפה אני לא לרגע לאכה לי רגע פה צירת צירת היסן בדיוק מאיפה ויזואל צריך לחשוב</text:p>
      <text:p text:style-name="P1">בסדר אז אולי להקליף אתזה</text:p>
      <text:p text:style-name="P1">אולי היווצרות אוקיי</text:p>
      <text:p text:style-name="P1">בוא נתפסקה שלכם</text:p>
      <text:p text:style-name="P1">יאללה כאילו לא שום שגסו</text:p>
      <text:p text:style-name="P1">זהו עכשיו אני מוכנה להעוגה קודם לא הייתי מוכנה את המצגת שאלהשוט</text:p>
      <text:p text:style-name="P1">אני כבר מסיים לא פתאום שפתי שזה</text:p>
      <text:p text:style-name="P1">כן ופה מה אתה</text:p>
      <text:p text:style-name="P2"><text:span text:style-name="T1">לא הבנתי מה קרה פה </text:span><text:span text:style-name="T2">Ja. </text:span><text:span text:style-name="T1">גם אני צריכה יאלה ש אז יש רגע</text:span></text:p>
      <text:p text:style-name="P1">בתהליך א מסיר תקשיב אז יש לנו איזה רגע בתהליך שאחרי המשפח העליון המשפך התור הבנו את הפגיעה היהודית והבנו את התנועה הבנו עם מה הילד מתפחד מה הוא עשה כדי לפגוש את זה יזה יצר ויש לנו תמונה יחסית ברורה כן</text:p>
      <text:p text:style-name="P2"><text:span text:style-name="T1">ואז אנחנו נכנסים למעגל הריפוי שה יצוג שזה פה במעגל הזה זה לא זה מעגל הריפוי כן כל התהליך הגדול והכותרת עכשיו פה הוספתי משהו שהוב קידוש אבל במבנה שלו הוא חידוש מנור אמרנו תיקון פעמולה יכול להרגיל בד ועכשיו עשיתי תיקון שכול הרגל </text:span><text:span text:style-name="T2">being doing </text:span><text:span text:style-name="T1">ו בקול המטמן זה חדש כי למה אנחנו מפוצים תיקון כפולג בבינ בדו באסטרטגיה בוא גם א נכניסים גם אתפו דופ בסדר</text:span></text:p>
      <text:p text:style-name="P1">ככה</text:p>
      <text:p text:style-name="P1">עד היום כשלימדנו תיקון כפעולה אתה לא יודע איך אבל לימדנו תיקון כפולה הפחה הרגל אמרנו תקנו כפה הפחה להרגל בדנ ובינ נעשה הפוך מהאסטרטגיה בטס ואז נעלץ לפגוש את הרגש צעך כל מי לברוח ממנו תיקון כיפולגל נשנה בו</text:p>
      <text:p text:style-name="P1">אלה היה שני הראשו מתיקון כפולה פול ההרגל אמרתי אפשר להגן לתוך המודל גם את הרעיון של הפול המותמה בוא נעשה תיקון כפעולה הפוכה על ההרגל גם הכל המותמה אתה לדבר לעצמה אני לאזאת</text:p>
      <text:p text:style-name="P1">פשוט גדתי שני רעיונות שהיו נפרדים והפכנו אותם לאחד יכול לתת אתה יכול לתת</text:p>
      <text:p text:style-name="P2"><text:soft-page-break/><text:span text:style-name="T1">פשוט יש לנו שלושה אויבים</text:span><text:span text:style-name="T2">. </text:span><text:span text:style-name="T1">תסתכלו</text:span><text:span text:style-name="T2">, </text:span><text:span text:style-name="T1">בוא נסתכל על זה ככה</text:span><text:span text:style-name="T2">. </text:span><text:span text:style-name="T1">שלושה אויבים</text:span><text:span text:style-name="T2">. </text:span><text:span text:style-name="T1">תיקון כפעולה הפוכה להרגל אומר שאני רוצה לעשות בדונ שלי הפוך מהאסטרטגיה</text:span><text:span text:style-name="T2">, </text:span><text:span text:style-name="T1">נכון</text:span><text:span text:style-name="T2">? </text:span><text:span text:style-name="T1">כי האסטרטגיה שלי דופקת אותי</text:span><text:span text:style-name="T2">. </text:span><text:span text:style-name="T1">אני מחזיק שליטה</text:span><text:span text:style-name="T2">, </text:span><text:span text:style-name="T1">כולם עוזבים אותי</text:span><text:span text:style-name="T2">.</text:span></text:p>
      <text:p text:style-name="P2"><text:span text:style-name="T1">למה</text:span><text:span text:style-name="T2">? </text:span><text:span text:style-name="T1">זה מצד סיכון לבחרת</text:span><text:span text:style-name="T2">. </text:span><text:span text:style-name="T1">ואם אנחנו עושים תיקון כפעולה הפוכה להרגל באסטרטגיה זה ברור לכם</text:span><text:span text:style-name="T2">, </text:span><text:span text:style-name="T1">נכון</text:span><text:span text:style-name="T2">? </text:span><text:span text:style-name="T1">כן</text:span><text:span text:style-name="T2">.</text:span></text:p>
      <text:p text:style-name="P2"><text:span text:style-name="T1">יופי</text:span><text:span text:style-name="T2">. </text:span><text:span text:style-name="T1">אנחנו יודעים כשזהכשזה קורה מיד הפחד</text:span></text:p>
      <text:p text:style-name="P1">עולה האסטרטגיה מרימה את הפחד שבבסיסה לא האסטרטגיה מרימה את הראש הפחד שיצר את האסטרטגיה מרים את הראש ויש לה אסטרטגיה שאיפה לחזור זה לספוך יותר טוב מאשר אוקיי אז כשהרגש הזה עולה אנחנו רוצים לייצר שיהיה בבור הרגשי בסדר חוץ מזה בניסיון שלנו למדע את זה אמרנו יש גם כל הורני מותמ גם אליו אנחנו רוצים לעשות אה פעולה הפוכה לרגל עד היום הצטרפנו אליו היינו הקפרדנו בינינו לבינו את כמו התה תלמידה שהיה לה מילה טובה הסבירה היא אמרה הנבדלות הזו לא יודע אם זה מה שהיא אמרה</text:p>
      <text:p text:style-name="P1">נפרדות אנישה נפרדות מהכל זה לא אמת וזה לא אני שמציין או מאיר על אמת אלא זה קל חיצוני שאני בטעות אז</text:p>
      <text:p text:style-name="P1">יאללה אני חושב שזה כאילו עושה לנו עוד עידוק במודל בסדר</text:p>
      <text:p text:style-name="P1">הפינה הזאתי</text:p>
      <text:p text:style-name="P1">כן כן אני מסכנה</text:p>
      <text:p text:style-name="P1">אז הכל המותמשל</text:p>
      <text:p text:style-name="P1">אז מה אנחנו עושים אה</text:p>
      <text:p text:style-name="P1">קליק נכון</text:p>
      <text:p text:style-name="P1">כן מקווה חסתי אז אל מול הדינ עושים הפוך לאסטרטגיה מול הבינ אנחנו עושים שייה בבור הרגשי</text:p>
      <text:p text:style-name="P1">אנחנו עושים נפרדות מהכל ו גרפית</text:p>
      <text:p text:style-name="P1">במקביל</text:p>
      <text:p text:style-name="P1">במקביל כל זה קורא מקביל שזה אני עושה יש הורמיטיב שעושה פעולות מול כל המקומות האלה נכון הוא אל מול הפעולה ההפוכה אני מזהה את החלק</text:p>
      <text:p text:style-name="P1">מה כתוב פה</text:p>
      <text:p text:style-name="P1">א זיהוי החלק ה</text:p>
      <text:p text:style-name="P1">זיהויחלק הסכמה והפרסמה</text:p>
      <text:p text:style-name="P1">הסכמה והפרדה</text:p>
      <text:p text:style-name="P1">הסכמה והפרדה הסטה לא כתוב הסכמה</text:p>
      <text:p text:style-name="P1">הסכמה זה אולי זה צריך להיות הסטה יש שם זכמה אולי זה הסטה צריך לה</text:p>
      <text:p text:style-name="P1">הזזה הסתה</text:p>
      <text:p text:style-name="P1">הפדה זה הסטה זה כן הסכמה</text:p>
      <text:p text:style-name="P1">אין פה קבלת הסכמה</text:p>
      <text:p text:style-name="P1">זה הרח</text:p>
      <text:p text:style-name="P1">לא זה לקבל על זה הסכמה מהצפל</text:p>
      <text:p text:style-name="P1">כאילו שיש</text:p>
      <text:p text:style-name="P1">מה שדיברת לתת כבוד לאסטרטגיות בעיקר לקבל הסכמה שאנחנו שנינו רואים את התוכל כן שאנחנו רוצים או שאנחנו גם רוצים להזיז את זה להסתכל לאטור אנחנו נעשית קודם כל לקבל את זה</text:p>
      <text:p text:style-name="P1">אני חושבת שגם צריך</text:p>
      <text:p text:style-name="P1">מה שרק סר לי פה טל זה שההורה המיטיב הוא לא רק שואב ברור רגשי אמור גם לתת מענה הפוך על הצורך שלא נענה יש</text:p>
      <text:p text:style-name="P1">איפה זה</text:p>
      <text:p text:style-name="P1"><text:soft-page-break/>חמלה הכרה אהבה הגנה</text:p>
      <text:p text:style-name="P1">אני חושב שהסכמה אולי תכוון לראות שאנחנו רוצים להזיז את התגיעה</text:p>
      <text:p text:style-name="P1">שנייה</text:p>
      <text:p text:style-name="P1">שזה נייר למרות שהוא גיטלי</text:p>
      <text:p text:style-name="P1">לא אבל זה לא רק זה לא רק הגנה אבל נגיד אם לא האמינו בי אז האמין בי אם לא אה שיש שם עוד מלא דברים</text:p>
      <text:p text:style-name="P2"><text:span text:style-name="T1">נניח לזה כרגע בסדר אז מה עושה ההורה המיטיב כשהוא רואה את האסטרטגיה אני מזהה את האסטרטגיה אני אומר לזוזי הצידה אני לא בהכרח זקוק לך כרגע אוקיי</text:span><text:span text:style-name="T2">, </text:span><text:span text:style-name="T1">אני מייצר איזשהי בחירה של הצופ</text:span><text:span text:style-name="T2">, </text:span><text:span text:style-name="T1">בסדר</text:span><text:span text:style-name="T2">? </text:span><text:span text:style-name="T1">פה משהו בטקסטים</text:span><text:span text:style-name="T2">, </text:span><text:span text:style-name="T1">אני לא יודע אם זה מה אני עושה בשיה בבור אני מעניק חמלה</text:span><text:span text:style-name="T2">, </text:span><text:span text:style-name="T1">הגנה אהבה</text:span><text:span text:style-name="T2">, </text:span><text:span text:style-name="T1">הגנה אני שוה שמה ומעבר לשייה בבור ההורה המיטיב נותן מענה אישי לילד</text:span><text:span text:style-name="T2">. </text:span><text:span text:style-name="T1">בסדר</text:span><text:span text:style-name="T2">? </text:span><text:span text:style-name="T1">מה אני עושה עם מה עושה ההורה המיטיב לקול המותמה</text:span><text:span text:style-name="T2">? </text:span><text:span text:style-name="T1">אותו</text:span><text:span text:style-name="T2">. </text:span><text:span text:style-name="T1">עכשיו גם פה</text:span><text:span text:style-name="T2">, </text:span><text:span text:style-name="T1">חבר</text:span><text:span text:style-name="T2">'</text:span><text:span text:style-name="T1">ה</text:span><text:span text:style-name="T2">, </text:span><text:span text:style-name="T1">לאחרונה אני קצת גם מגלה יותר גמישות</text:span><text:span text:style-name="T2">. </text:span><text:span text:style-name="T1">למשל</text:span><text:span text:style-name="T2">, </text:span><text:span text:style-name="T1">בדוגמה ביום ראשון שאבא שלה אמר אל תהי עצלנית כמוני</text:span><text:span text:style-name="T2">,</text:span></text:p>
      <text:p text:style-name="P2"><text:span text:style-name="T1">יש שם גם דאגה</text:span><text:span text:style-name="T2">.</text:span></text:p>
      <text:p text:style-name="P2"><text:span text:style-name="T1">אפשר גם להגיד לקטור</text:span><text:span text:style-name="T2">, </text:span><text:span text:style-name="T1">אבל ממקום יותר עגול אפשר להגיד</text:span><text:span text:style-name="T2">,</text:span></text:p>
      <text:p text:style-name="P2"><text:span text:style-name="T1">תודה שאתה מגן עליי</text:span><text:span text:style-name="T2">, </text:span><text:span text:style-name="T1">שאתה דואג</text:span><text:span text:style-name="T2">,</text:span></text:p>
      <text:p text:style-name="P2"><text:span text:style-name="T1">הכל בסדר</text:span><text:span text:style-name="T2">, </text:span><text:span text:style-name="T1">זה בשליטה</text:span><text:span text:style-name="T2">.</text:span></text:p>
      <text:p text:style-name="P2"><text:span text:style-name="T1">זה מה שאמרת באונליין</text:span><text:span text:style-name="T2">.</text:span></text:p>
      <text:p text:style-name="P2"><text:span text:style-name="T1">כן</text:span><text:span text:style-name="T2">. </text:span><text:span text:style-name="T1">ככל שהכל פוגעני יותר</text:span><text:span text:style-name="T2">, </text:span><text:span text:style-name="T1">אנחנו נהיה נורא יותר קשים מולו</text:span><text:span text:style-name="T2">. </text:span><text:span text:style-name="T1">אבל יש קולות הורים מותמעים לא כאילו שפגעו בי אבל הכוונה של ההורה לא הייתה מתעללת</text:span></text:p>
      <text:p text:style-name="P1">ויש גם כל מותמ שהוא עיוט מותר ואנחנו מגלים שיש כל מותמה שהוא יש לו איזה ביסוס אבל איזה סתייה</text:p>
      <text:p text:style-name="P1">צריך שמה לראות מה הותמע ולעבוד עם זה אה אכלתי מהידיים אתהמה אף אחד לא סתכל אף אחד לא יתחתן איתה בעיה סתמי את הפה את בהמה</text:p>
      <text:p text:style-name="P1">זה זה אפשרות הפרשנות לאכן כן אנחנו צריכים בכלל אנחנו צריכים להיכנס רגע רב שלי היה אומר לי שאני פרזיט המילה מה זה קשה שאני לא פרזיט אבל הפחד מהשיפוט הזה הורג אותי הרג אותי אוקיי אז זה מותמע אני חושב את זה על עצמי או אני עסוק בשבילו להיות זה רגע תשמע בן אדם מה קרה לך איפה הפכת את הדבר הזה אוקיי אתה עצלן האמת שלא שלו מאוד חרוץ יש דברים שאני לא יכול לס לעשות אותם אבל יש דברים שאני עובד מהבוקר דם בלי שום בעיה הדברים שאתה חושב שזה שוב</text:p>
      <text:p text:style-name="P1">יש דרך אגב דברים פוג שניים פוגעניים אפילו שהם לא פוגניים למשל אומרים למישהו שהוא בתביות שלנו כילדים כלומר את רעה צומה כל מיני את נשמה טובה</text:p>
      <text:p text:style-name="P1">הנשמה זה הפוך על הפוך כי הנשמה טובה הפכת להיות כל כך טובה שהיא פוגעת בעצמה</text:p>
      <text:p text:style-name="P1">שזה גם הורה מותמ רק חיובי הזאתי תובה שרש</text:p>
      <text:p text:style-name="P1">את כל כך בוגרת טובה שהיא לא יכולה לצאת מהטובה הזאת היא כל כך טובה שכולם עולים עליה והיא הורסת את עצמה ומוידיה ואין לה אפשרות עצמה</text:p>
      <text:p text:style-name="P1">זה מה שנועם הונדיני הגבוה רואים אותו וישר אומרים יפה איזה חט</text:p>
      <text:p text:style-name="P1">אין מישהו שרואה אותו ולא אומר את זה או בפניו או מאחוריו או לאוריו או לזה או איך זה משפיע</text:p>
      <text:p text:style-name="P1">איך זה משפיע עכשיו אני סליחה אולי לא רואים זכר הדבר הזה אה חפה בסדר הייתה לי אותה חפיה</text:p>
      <text:p text:style-name="P1">מה של</text:p>
      <text:p text:style-name="P1">אה הייתי בדיוק למעלה אמרתי לבת שלך ושנדגמרת שם לגלי זה אבל נכון</text:p>
      <text:p text:style-name="P1">כן כן הייתי על הדוגמן כמה דוגמנים היו אז</text:p>
      <text:p text:style-name="P1">דוגמן נעליים</text:p>
      <text:p text:style-name="P1"><text:soft-page-break/>לא המיל שלי ככה אני פרס ככה שהשטן שהיה הצלם מפוסה מהקל מסכים</text:p>
      <text:p text:style-name="P1">בן</text:p>
      <text:p text:style-name="P1">אז כל פעם היה לוקח אותי אז אני הייתי נצר דומן הבית לא משנה זה לא העניין אוקיי עכשיו מותמע לילד יפה כאילו מחמאה</text:p>
      <text:p text:style-name="P1">עכשיו</text:p>
      <text:p text:style-name="P1">מה זה רק מה ש</text:p>
      <text:p text:style-name="P1">זה רק מה שאני או</text:p>
      <text:p text:style-name="P1">טוב</text:p>
      <text:p text:style-name="P1">עכשיו אני משתעבד לזה</text:p>
      <text:p text:style-name="P1">כדי להמשיך מחמיכות או להתאבד לזה או למרוד בזה או לחות את הבדידות של רגע אבל מה עם כל מה שלא רואים השם בזה</text:p>
      <text:p text:style-name="P2"><text:span text:style-name="T1">אולי אפילו להרגיש השם בזה וזה אנחנו לא יודעים בגלל זה אני אומר חבר</text:span><text:span text:style-name="T2">'</text:span><text:span text:style-name="T1">ה בסוף הקורס הזה קורס של הקשרות</text:span></text:p>
      <text:p text:style-name="P1">אז אם עולה הסיפור הזה עוד פעם ועוד פעם ועוד פעם אתה שואל אוקיי מה הייתה ההשפעה האמת אני כעבד כן אלה שתי השפעות גם הייתי עבד של הדבר הזה וגם הרגשתי שלא רואים אותי ראו אותי אבל לא ראו אותי</text:p>
      <text:p text:style-name="P1">ראו עדיין משרט פעם מחזיר לזה שת</text:p>
      <text:p text:style-name="P1">ההורים חייבים כאילו מרצה מרצה היא הפכה להיות ילדה מרצה</text:p>
      <text:p text:style-name="P1">זה לא ההורים כל הסביבה לא אבל כאילו מישהו חייב לעשות לי משהו גם אם זה כאילו</text:p>
      <text:p text:style-name="P1">בגלל שפעם שרואים את נושח</text:p>
      <text:p text:style-name="P1">אתה יודע שהבן שלי הוא כזה גם ממש יפה בסדר לא עושה שמות לא אבל תראה כמה הוא חכם למה הוא אמר לי את זה פעם אחת שאמרתי וואי איזה יפה אתה</text:p>
      <text:p text:style-name="P1">הייתי אומר וואי פעם אחת שאמרתי לו וואי איזה יפה אתה הוא אמר לי אמא את יודעת אני לא רק יפה כן</text:p>
      <text:p text:style-name="P1">אמר לי את זה באיזה גיל לא יודע מהשב זה עצבן אותו</text:p>
      <text:p text:style-name="P1">כן אני הייתה לי קפה אומר חברה אני לא רק פנים ווא</text:p>
      <text:p text:style-name="P1">כמה תדע אתה אמרת לי את זה שבוע שעבר או משהו</text:p>
      <text:p text:style-name="P1">לא זוכרת מה אמרתי</text:p>
      <text:p text:style-name="P1">סכי להחפיקס אותי אני לא רק פני</text:p>
      <text:p text:style-name="P1">לא אמרתי זה משהו שעשית אמרתי אני לא רק פספות ולא הבנתי</text:p>
      <text:p text:style-name="P1">בסדר סגר זה יושב</text:p>
      <text:p text:style-name="P2"><text:span text:style-name="T1">היום מישהיא נתנה לי עליך דימוי ברה איתי בטלפון תלת בארגז כלים אמרה לי שהיא מכירה אותך כבר </text:span><text:span text:style-name="T2">20 </text:span><text:span text:style-name="T1">שנה הייתה זה הייתה לך שיחה אחת איתך או משהו כזה כבר אז הבנתי שהוא עיפרון הכי מחודד בכלל שיש אמרתי וידעתי שזה העיפרון שאני רו רוצה לפגוש</text:span><text:span text:style-name="T2">. </text:span><text:span text:style-name="T1">טוב</text:span></text:p>
      <text:p text:style-name="P1">ארייט אה אז פה עשינו קצת סדר את הביציות וכבר אין לי</text:p>
      <text:p text:style-name="P1">כן אין לי ממש כן שתיים בלי ביציות והם קפוני</text:p>
      <text:p text:style-name="P1">לאשירים במדבר כל הזמן מה תשים</text:p>
      <text:p text:style-name="P1">בגלל זה אניבשפלי</text:p>
      <text:p text:style-name="P1">לא ממש אני ברמה של עם הסמיכה ותפרוט לי הרגליים אין לכם פלטינות פלטינות סיפול הגרפיקה הזאת גדולה זהו צה בהתפרקות את המש וואי ו</text:p>
      <text:p text:style-name="P1">אבלשכחרים כאן ממש אובים אני לא זז לכם לא מכירים כזמר לנו אבל קבח</text:p>
      <text:p text:style-name="P1">לא מצונח</text:p>
      <text:p text:style-name="P1">בסדר שמו קר לך</text:p>
      <text:p text:style-name="P1"><text:soft-page-break/>שתה לי רגע ש</text:p>
      <text:p text:style-name="P2"><text:span text:style-name="T1">האמת שלא יש לי לב ר אני ר בדיוק יכול לגזק כן רק </text:span><text:span text:style-name="T2">22 </text:span><text:span text:style-name="T1">עלס </text:span><text:span text:style-name="T2">22 </text:span><text:span text:style-name="T1">מעלות</text:span></text:p>
      <text:p text:style-name="P1">אפשר להתקדם</text:p>
      <text:p text:style-name="P1">המודל הצר לקראת סיום המודל</text:p>
      <text:p text:style-name="P1">המודל הסטבים</text:p>
      <text:p text:style-name="P1">טוב יאללה איפה אז בעצם הורמטיב אנחנו</text:p>
      <text:p text:style-name="P1">מנסים שהנידון</text:p>
      <text:p text:style-name="P1">הנידון</text:p>
      <text:p text:style-name="P2"><text:span text:style-name="T1">יעשה את הפעולה הזו מול האסטרטגיה</text:span><text:span text:style-name="T2">, </text:span><text:span text:style-name="T1">יעשה את הפעולה הזו מול החוויה הרגשית</text:span><text:span text:style-name="T2">, </text:span><text:span text:style-name="T1">יעשה את הפעולה הזו מול הכל המותמ ואנחנו מבינים שהרבה מאוד פעמים זה תפקיד שלנו אנחנו שלי מחזיקים לו את זה אנחנו בעבורו כי הוא לא הבחור בן ה</text:span><text:span text:style-name="T2">-50 </text:span><text:span text:style-name="T1">הזה לא ידע להגיד אני מסוגל מקסימום תקרא טעות אני מוכן לקחת את זה אמר לא ז תקשיב נראה לי שהוא מסוגל מקסום אני אסדר אוקיי מה אתה חושב שאתה זה לאט לאט ממש באב בס</text:span></text:p>
      <text:p text:style-name="P1">מותר לנו זה חלק מהאחריות שלנו להחזיק להצי לא כלום כולכם בסדר זה גם לדעת מה הבן אדם צריך אגב גם בוא אסטרטגיה כאילו שלא מכניס אותך לתפקיד מסוים או תעשה לי את זה אני אה כאילו איך אתה אחר</text:p>
      <text:p text:style-name="P1">גם הוא ישר הגיש לי את הטלפון אמרתי לו לא אני</text:p>
      <text:p text:style-name="P1">יפה וגם פה אגב יהיה זה אתם תראו בתהליכים יותר ארוכים מי שיעשה יש כל מיני יש רגעים בטיפול שפתאום יש כמו רגרסיה והוא מבקש ממך זה בדרך כלל קורה שיש קפיצה במשהו ואז יש רגרסיה ואז הוא כמו ילד פתאום והוא שוב עושה את הדבר הזה ואתה ואתה רגע מנסה לא אתה מנסה ללכת נגד אסטרטגיה ולא ליפול ואתה רואה שהוא בכל זאת בכל זאת בכל זאת לפעמים צריך לתת להם את זה ברגע כן להיות כמו ההורה הזה שעושה בשבילך כן לא במקרה הזה שאתה וגם זה כל פעם אתה לומד עוד פעם איך אני אני מנסה לעבוד נגד אסטרטגיה לא הולך רגע אולי אני אתן רגע קצת אני אתן לו רגע את מה שהוא מבק ואז אני פתאום הוא משחרר ואז אני יכול לעבוד כאילו צריך מאוד מאוד להיות בקשב בלי אקסיומות אסטרטגיה אז לא בסדר זה אתם בתוך ה צור תעשה</text:p>
      <text:p text:style-name="P1">מה</text:p>
      <text:p text:style-name="P1">אמרתי צהרי תעשה לתיבה דוב דרך</text:p>
      <text:p text:style-name="P1">בדיוק</text:p>
      <text:p text:style-name="P1">כן</text:p>
      <text:p text:style-name="P1">אז</text:p>
      <text:p text:style-name="P2"><text:span text:style-name="T1">עבודת גוף כאילו להזכיר לכם אז שוב מול אסטרטגיה כתוב שם זוי החלק מאוחרי זה אני עומד אני חושב שזה שנייה מתחת לזה אמור להיות כתוב הסטה אני שם את האסטרטגיה בצד מזיז אותה הציגה לכל מיני דרכים באופן כללי חברה יותר פשוט מזה אני אומר לו טוב מה אתה מה בוא נעשה משהו הפוך ממה שאתה רגיל בואי תגידי לחברה השקרנית שלך שהתעייפת מהשקרים שלה מיד עולה הבור מה אנחנו עושים בבור לומדים לשחה בור לומדים אם צריך לתת הגנה לתת הגנה אם צריך לפגוש את הכאב את הטכני ואת העצר בשירותים של דנה ז</text:span><text:span text:style-name="T2">'</text:span><text:span text:style-name="T1">נה אז זה מה שאנחנו נעשה אם היא לא יודעת להיות אמא מתיבה לעצמה אנחנו נהיה הורה מיטיבה אם היא לא יודעת אנחנו נגיד לה תסתכלי עלייך מהצד אמא הכינית שלך הייתה שם אם הבת שלך הייתה שם על אמא של אמא של אחותיך הייתה שם</text:span></text:p>
      <text:p text:style-name="P1">נפו מחפשים דרך לתת לרגש הזה לצוף ושם גם הוספנו שורה חשובה עושים עבודה עם הגוף</text:p>
      <text:p text:style-name="P1">זה העצמה שאתה אומר לו תעצים את זה תרחיב את זה</text:p>
      <text:p text:style-name="P1">כן מזהים את ה אפשר אפשר בעיה ש אני רציתי לעשות את זה</text:p>
      <text:p text:style-name="P1">אבל אפשר פה לכתוב זיהוי איפה</text:p>
      <text:p text:style-name="P1">העצמה להגד</text:p>
      <text:p text:style-name="P1"><text:soft-page-break/>זה לא עצמה במובן ש</text:p>
      <text:p text:style-name="P1">כאילו חווה</text:p>
      <text:p text:style-name="P1">חווה בגוף</text:p>
      <text:p text:style-name="P1">שחררו</text:p>
      <text:p text:style-name="P1">כן אגב בובו היום</text:p>
      <text:p text:style-name="P1">בשיעור האחרון מותר לך</text:p>
      <text:p text:style-name="P1">לא משנה</text:p>
      <text:p text:style-name="P1">בשיעור האחרון</text:p>
      <text:p text:style-name="P1">היום היום כאילו לנו אז הנה באתי חזרתי א קרה לי אירוע שכאילו הייתי הצלחתי להביא את עצמי למילו הייתי בערב אחרי זה עכשיו אני חושבת זה שזה כאילו קיצר א לפעמים אני אחסה אתה יודתה לי ציפורני</text:p>
      <text:p text:style-name="P1">והיא דיברה על זה שהבת שלה עלתה במשקל עלתה במשקל שאני ראיתי את העדה שלה היא לא עלה במשקל דב ענקית דב כואב לי על הילדה כי זה גיל מאוד בעייתי עם הקושי</text:p>
      <text:p text:style-name="P1">איזה ידרה מכוערת</text:p>
      <text:p text:style-name="P2"><text:span text:style-name="T1">אזתי ביחד נפלתי תשמעי באמת מאוד שמנה וכדאי שתעשה עם זה משהו עכשיו כי זה גיל קריטי והיא כמובן יעד עם כל נשמתה ואני יצאתי בהרגל שלי התחלתי להתיזה סתומתיזה מ</text:span><text:span text:style-name="T2">****** </text:span><text:span text:style-name="T1">לך את עושה דבר כזה מדי כבר די כאילו כאילו איך פגעת בה זה לא לעניין והרגשתי מה זה רע ככשאני מייאשת את עצמי זה הכי גרוע בעולם אז ישתי באוטו כאילו כולי ממש כאילו היה לי ממש ממש קשה</text:span></text:p>
      <text:p text:style-name="P2"><text:span text:style-name="T1">ונשמתי עמוק אמרתי לעצמי מה זה קורה</text:span><text:span text:style-name="T2">? </text:span><text:span text:style-name="T1">הכל בסדר</text:span><text:span text:style-name="T2">, </text:span><text:span text:style-name="T1">לא נורא</text:span><text:span text:style-name="T2">, </text:span><text:span text:style-name="T1">אז תתנצלי</text:span><text:span text:style-name="T2">. </text:span><text:span text:style-name="T1">ואז כתבתי להתנצלות ואמרתי</text:span><text:span text:style-name="T2">, "</text:span><text:span text:style-name="T1">תקשי</text:span><text:span text:style-name="T2">, </text:span><text:span text:style-name="T1">זה לא היה מקומי</text:span><text:span text:style-name="T2">, </text:span><text:span text:style-name="T1">אני מתנצלת ממש ממש כאילו דיברתי לא לעניין</text:span><text:span text:style-name="T2">, </text:span><text:span text:style-name="T1">זה לא היה במקום פשוט שזה פעם ראשונה שעשיתי את זה אמרה לי הכל בסדר כזה נפלתי לדעתי אבל הייתי מבסוטה בעצמי זה כאילו הקטע של ההורה לא אבל גם כאילו כאילו ברגיל שלי תמיד היה הורה פה קלטתי את הכל קלטתי את הבור שאני נכנסת אליו שאני מיועשת מעצמי שלא שאיך קורה לי עכשיו בשלב הזה בחיים דבר כזה עוד פעם והפכתי כאילו הפכתי את זה לאורטיבית ושלחתי להודעה שזה מסחיים לא עושה</text:span></text:p>
      <text:p text:style-name="P1">וואו מה תתנצל</text:p>
      <text:p text:style-name="P1">היא האגו אה היא ערביה לא זה מעניין</text:p>
      <text:p text:style-name="P1">חייבת להזכיר שהיא ערביה כל פעם שמרא צד שהוא לא ערב ערב דוק בא מתוך הגיעו שבו נותן בסדר שנותן בסדר זה אומרים הרב</text:p>
      <text:p text:style-name="P1">אל תשלחו שאני ערב</text:p>
      <text:p text:style-name="P1">אל תשלחו שאני ערב אני לא שם לא רגע ש</text:p>
      <text:p text:style-name="P1">הפרדה</text:p>
      <text:p text:style-name="P1">מה זה הפרדה</text:p>
      <text:p text:style-name="P1">ההפרדה זה להבין שזה לא אני שיש שם דיבור כל שאומר חייב להרגה זה טוב הפרדה והסטה או רק הסטה</text:p>
      <text:p text:style-name="P1">אני כשאני עושה את זה עבודה אני נותנת לזה הכרה</text:p>
      <text:p text:style-name="P1">אפילו לא השפה שלי בגלל זה משהו ש לא אתה זה שפה שלך שמנה אמרת שאני אבקשך כאילו זה הייתה התשובה שלי בדרך אה</text:p>
      <text:p text:style-name="P1">לא על זה שעמד שש</text:p>
      <text:p text:style-name="P1">אנחנו על כמה עומרים על אסטרטגיות על הצב ההחלשה ועל הורה מותמה השתקה</text:p>
      <text:p text:style-name="P1">טוב</text:p>
      <text:p text:style-name="P1">אז אז זה שפה שלך מצוין</text:p>
      <text:p text:style-name="P2"><text:soft-page-break/><text:span text:style-name="T1">טוב אנחנו ממשיכים אחד המקומות העדינים שלנו הוא לא מספיק תרגענו את זה אולי ב פה בעבודה זה באמת העדינות שלנו בתוך החוויה הרגיש שהיא הולך ובאמת אני מציע לכם פשוט להיות הכי אמאים והכי הבאים ולגייס את המשאבים הכי גבוהים שלכם במקום הזה</text:span><text:span text:style-name="T2">. </text:span><text:span text:style-name="T1">מה אבא הכי גבוה</text:span><text:span text:style-name="T2">? </text:span><text:span text:style-name="T1">מהאמא הכי גבוהה שאתם יכולים לתת וגם מה מה צריך</text:span><text:span text:style-name="T2">? </text:span><text:span text:style-name="T1">ובעבר היינו עושים את זה יותר אבל ליאן הייתה אומרת לי הוא צריך אבא גש</text:span></text:p>
      <text:p text:style-name="P1">לתלמיד שהיה מתפרק לנו והנו פעם היינו עושים תרגיל באינפק פה לא שאני תרגיל המעגלים</text:p>
      <text:p text:style-name="P1">נכוןס של הסדנה למה</text:p>
      <text:p text:style-name="P1">אני לא הבנתי למה לנו את זהיש מה מה זה רק זה מה זה כאילו אנשים מתפרקים בתוך אני כמעט</text:p>
      <text:p text:style-name="P1">באימפקט שאני עברתי שם קרה לי ריפוי מהזה</text:p>
      <text:p text:style-name="P1">היינו מעמידים במעגל את כל ה</text:p>
      <text:p text:style-name="P1">לך עשינו נכון</text:p>
      <text:p text:style-name="P1">היינו מעמידים את כולם במעגל כל פעם מכניסים בן אדם אחד לתוך המעגל כולם היו עושים עליו יד ונדנדים אותו איזה רבע שע לא לא והיינו מעבירים אותו בדמיון מודרך את כל תהליך הריפוי שלו היה פוגש את הוא היה צריך לצעוק היה צועק הוא היה צריך לרקות היה בוכה ואנשים שמה היו מתעלפים ומתפרקים לנו לנו כמי טעם</text:p>
      <text:p text:style-name="P1">מה הכוונה</text:p>
      <text:p text:style-name="P1">לא כולם ככה מהרסלים אותו כולם כולם נוגעים בו עם הידיים לו את זה מעלה צח לשני</text:p>
      <text:p text:style-name="P1">לא מחיקים אותו בו זמנית ופשוט שליטה</text:p>
      <text:p text:style-name="P1">זה מאוד מאוד חזק זה מאוד מאודשת ביטחון</text:p>
      <text:p text:style-name="P2"><text:span text:style-name="T1">זה תקשיבו אתם יודעים מה זה הספק של </text:span><text:span text:style-name="T2">14 </text:span><text:span text:style-name="T1">איש אחד כל אחד </text:span><text:span text:style-name="T2">40 </text:span><text:span text:style-name="T1">דקות שעה</text:span></text:p>
      <text:p text:style-name="P1">ווא</text:p>
      <text:p text:style-name="P1">זה מותר</text:p>
      <text:p text:style-name="P1">זה פשוט היה שנו עושה את זה פשוט ברצף</text:p>
      <text:p text:style-name="P1">לא זה להכניס את הגוף גם זה משהו שלא קבוקר</text:p>
      <text:p text:style-name="P1">להכניס את הגוף מאוד</text:p>
      <text:p text:style-name="P1">אתס</text:p>
      <text:p text:style-name="P1">אני אז התפקעתי שם לצחוק</text:p>
      <text:p text:style-name="P1">זה גם אבל זכות שלשבך</text:p>
      <text:p text:style-name="P1">כן עד עכשיו אני לא אשכחת אה צורות אני זוכרת שהייתי במעגר אותו</text:p>
      <text:p text:style-name="P1">אני זוכרת שהייתי במעגל ורק פחיתי סיגרה כלבה לא הסכי אותך לא בד קצת מחכה לך בחוץ הכל בסדר</text:p>
      <text:p text:style-name="P1">וואי סיגל תמיד היה לה כוח לזה לעשות את זה כל היום</text:p>
      <text:p text:style-name="P1">מסר אחר</text:p>
      <text:p text:style-name="P1">לא סיגל זה</text:p>
      <text:p text:style-name="P1">כן אני חושבת שאולי לא דיברת על זה אבל אתם</text:p>
      <text:p text:style-name="P1">את העדינות הזאתי זה משהו שראינו את זה בעבודה שלך</text:p>
      <text:p text:style-name="P1">נכון</text:p>
      <text:p text:style-name="P1">בכלל כל הרעיון של להבין מול איזה חלק אני נמצא ואז איך זה משנה את מי אני מביא שם שאני אתם ראיתם אתל אפילו באותה פגישה בלי לעשות חשבת ממנו דרך נכון שנה את הטון כשהוא מרגיש שהילדה מולו</text:p>
      <text:p text:style-name="P1">כן כן</text:p>
      <text:p text:style-name="P1">זה חשוב רגע להגיד</text:p>
      <text:p text:style-name="P1"><text:soft-page-break/>סוף בגלל שגן דבנים כאילו המודלינג פה בתוך הסדנה אז לא להתבלבל לי אין שום בעיה להיות אחד ולא לוותר ולא יודע מה בשלבים של החקירה ברגע שאני מגיע לזירה הזאתי של הפגיעות מבן אדם אחר לגמרי כן משהו אחר לגמרי ואם לא אז זה תקלה שמה הכי הכי מה שצריך</text:p>
      <text:p text:style-name="P1">גם באונליין זה עוזר יש אנשים שזה אותם</text:p>
      <text:p text:style-name="P1">אני חושב שאם אתה אז אם אתה כן אני מבין שאין הבן אז קסה על הפ</text:p>
      <text:p text:style-name="P1">זה מעצבן את האסטרטגיה</text:p>
      <text:p text:style-name="P1">שאתה לא מול הפגיעות עצמה כשכבר הפגיעות יוצאת לו זה מה שהילד זקוק לו</text:p>
      <text:p text:style-name="P1">כןפט באמת</text:p>
      <text:p text:style-name="P1">כן</text:p>
      <text:p text:style-name="P1">לגמרי</text:p>
      <text:p text:style-name="P1">אני חושב ש אני מרוצה מזה שאם אנחנו עושים את זה המערכת מבינה שיש שחיטה של היום כי אני פחות מבואט מהבור נכון כי קבלה מלאה של הבור מבטלת את הבור תכתוב פה קבלה מלאה של הבור לא חייבים לאיפה שכתוב שיהיה אבא ב</text:p>
      <text:p text:style-name="P1">כן כן זה תהיה יותר ברור איך האיום נשחט</text:p>
      <text:p text:style-name="P1">שחיקת האיום כי קבלה שמלאה של הבור מבטל את התורה שפתי שבת</text:p>
      <text:p text:style-name="P1">א מישהו נתן שיחה א שהבן שלו נהרג מהז בסי תורה הוא אמר את זה בשם אחד מהאיזה פסיכולוג אחד לא זוכר את השם שלו הוא אמר החיים הם מה זה קשים מר וכשאתה מקבל את זה של החיים ה ממש קשים</text:p>
      <text:p text:style-name="P1">זה קשה</text:p>
      <text:p text:style-name="P1">פחות קשה ממשזה משהו כן</text:p>
      <text:p text:style-name="P1">מה</text:p>
      <text:p text:style-name="P1">זה נשמע יום נשמע היום</text:p>
      <text:p text:style-name="P1">לא</text:p>
      <text:p text:style-name="P1">גם זן מאוד מדברים על הדבר אוקיי</text:p>
      <text:p text:style-name="P1">זה לא בסכמה נבחונה</text:p>
      <text:p text:style-name="P1">מה</text:p>
      <text:p text:style-name="P1">זה כאילו צריך ככה</text:p>
      <text:p text:style-name="P1">לא האסטרטגיה נשחקת אחרי ש נכון בדיוק נכון מאוד האיום לשחיקת האסטרטגיה ככה</text:p>
      <text:p text:style-name="P1">אוקיי אם וזה רגע להבין להבין רגע את כל הסיפור של מצות אם האיום הבסיסי שלי זוכרים גירול חיצוני פרשנות כאיום</text:p>
      <text:p text:style-name="P1">אם הגירול החיצוני במחשבת הבזק ברצף המאיר זורק אותי לאיום והאיום פחות מאיים עליי כי שהיתי בבורמי תיב ואני פחות מעויר אז אני פחות זקוק לאסטרטגיה כדי להימנע מהאיום לכן שחיקת האיום מופעילה לשחיקת האסטרטגיה להחלשות האסטרטגיה האסטרטגיה מה היא עושה</text:p>
      <text:p text:style-name="P1">אני מתנהג אחרת והעולם מתחיל להשתנות ולכן שחיקת היום מובילה לשחיקת האסטרטגיה שחיטת האסטרטגיה מובילהשות המראות ושינוי המציאות ו ממשיכים בזה לנצח עד המוות קון טיפולה הפוכה לג יופי עשינו כמה שינויים קטנים סבבה נהדר</text:p>
      <text:p text:style-name="P1">מעולה זהדסיד</text:p>
      <text:p text:style-name="P1">ממשיכים עד שברס</text:p>
      <text:p text:style-name="P1">היה הקורס הבא</text:p>
      <text:p text:style-name="P1">כן נראה לי שנעסור את הקורס כי אתה ממש יודע באיזה שרב אתה בכל שיעור זה מאוד יעזור לדבתי ראה עוד עכשיו את התמונות עם הקצים לשים את זה פשוט</text:p>
      <text:p text:style-name="P1"><text:soft-page-break/>הייתי עושה</text:p>
      <text:p text:style-name="P1">ממש לפרק את זה לפרקים</text:p>
      <text:p text:style-name="P1">כל כל זה פרק שפרט עליה גם אתה אוכל לניהול השיעורים טי</text:p>
      <text:p text:style-name="P1">יש כל הזה יש לנו איזה מודפס</text:p>
      <text:p text:style-name="P1">שאני אומרזה עובד ואז כל רוביקה</text:p>
      <text:p text:style-name="P1">אז אני רוצה חובת אני חושב שמגיע לנו קורס נוסף פשוט חוברת לגרות פשוט כן פשוט זה צופותחוב</text:p>
      <text:p text:style-name="P1">כן אנחנו מתבים</text:p>
      <text:p text:style-name="P1">עכשיו אם אתם רוצים להמיד יוכלים לקחת את משפטי ולהלביש אותם על זנת</text:p>
      <text:p text:style-name="P1">תקשיב אני חושב שהתרגיל הזה לא עשית אותו כמו שצריך חוץ</text:p>
      <text:p text:style-name="P1">בדיוק דיברנו שאידים שסכ לא היחידים סוה היה פה עוד תסף לא הגיע לרמה שלכם יותר טוב</text:p>
      <text:p text:style-name="P1">כבניה לא אומר עזוב אותך יש לי כוונות כל היום אחי לא לעשות כוונות אתם כבות</text:p>
      <text:p text:style-name="P1">וזה עזר לכם להבין גם</text:p>
      <text:p text:style-name="P1">מה עש אבל הנסלי לא צריך להיכנס בערב</text:p>
      <text:p text:style-name="P1">ברור שאת תייחסת לזה כן כן</text:p>
      <text:p text:style-name="P1">של ילד שהרכבנו אותו ילדה</text:p>
      <text:p text:style-name="P1">עשינו לפני חודשיים אז אנחנו יש פה אבל כאילו אנחנו זוכות עשינו את חוש ילד זה בסוטה זה כאילו לא כזה דור ועשינו ממש צינו את האברים של הילד ועשינו משק בעצם המשפטים חובים את של הילד לא</text:p>
      <text:p text:style-name="P1">כאילו ממשות לכל דבר זה מה</text:p>
      <text:p text:style-name="P1">שמצרים כן</text:p>
      <text:p text:style-name="P1">ולמה</text:p>
      <text:p text:style-name="P3"/>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style:font-face style:name="rem" svg:font-family="rem, 'Google Sans Text', 'Google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04T10:28:11.512367800</meta:creation-date>
    <dc:date>2025-11-04T10:29:54.217856300</dc:date>
    <meta:editing-duration>PT1M43S</meta:editing-duration>
    <meta:editing-cycles>1</meta:editing-cycles>
    <meta:document-statistic meta:table-count="0" meta:image-count="0" meta:object-count="0" meta:page-count="27" meta:paragraph-count="734" meta:word-count="11409" meta:character-count="53633" meta:non-whitespace-character-count="42958"/>
    <meta:generator>LibreOffice/25.8.2.2$Windows_X86_64 LibreOffice_project/d401f2107ccab8f924a8e2df40f573aab7605b6f</meta:generator>
  </office:meta>
</office:document-meta>
</file>